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8cm"/>
    </style:style>
    <style:style style:name="co4" style:family="table-column">
      <style:table-column-properties fo:break-before="auto" style:column-width="4.17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文泉驛微米黑" style:font-name-asian="文泉驛微米黑1" style:font-name-complex="Lohit Hindi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工作表1" table:style-name="ta1">
        <table:shapes>
          <draw:frame draw:z-index="0" draw:style-name="gr1" svg:width="21.476cm" svg:height="18.44cm" svg:x="12.108cm" svg:y="13.793cm">
            <draw:object draw:notify-on-update-of-ranges="工作表1.A3:工作表1.A27 工作表1.B3:工作表1.B27 工作表1.B1:工作表1.B1 工作表1.C3:工作表1.C27 工作表1.J3:工作表1.J27 工作表1.J1:工作表1.J1 工作表1.K3:工作表1.K27 工作表1.R3:工作表1.R27 工作表1.R1:工作表1.R1 工作表1.S3:工作表1.S27 工作表1.V3:工作表1.V27 工作表1.V1:工作表1.V1 工作表1.W3:工作表1.W27 工作表1.Z1:工作表1.Z1 工作表1.AA3:工作表1.AA27 工作表1.Z3:工作表1.Z27 工作表1.AD1:工作表1.AD1 工作表1.AE3:工作表1.AE27 工作表1.AD3:工作表1.AD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elation</text:p>
          </table:table-cell>
          <table:table-cell table:style-name="ce2" office:value-type="string" calcext:value-type="string" table:number-columns-spanned="7" table:number-rows-spanned="1">
            <text:p>No ambi</text:p>
          </table:table-cell>
          <table:covered-table-cell table:number-columns-repeated="5" table:style-name="ce3"/>
          <table:covered-table-cell/>
          <table:table-cell/>
          <table:table-cell table:style-name="ce1" office:value-type="string" calcext:value-type="string" table:number-columns-spanned="7" table:number-rows-spanned="1">
            <text:p>With ambi</text:p>
          </table:table-cell>
          <table:covered-table-cell table:number-columns-repeated="6"/>
          <table:table-cell/>
          <table:table-cell table:style-name="ce1" office:value-type="string" calcext:value-type="string" table:number-columns-spanned="3" table:number-rows-spanned="1">
            <text:p>Top 100 without ambi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200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.7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.5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actedIn</text:p>
          </table:table-cell>
          <table:table-cell office:value-type="float" office:value="0.0411276" calcext:value-type="float">
            <text:p>0.0411276</text:p>
          </table:table-cell>
          <table:table-cell office:value-type="float" office:value="0.69041451" calcext:value-type="float">
            <text:p>0.69041451</text:p>
          </table:table-cell>
          <table:table-cell office:value-type="float" office:value="3198" calcext:value-type="float">
            <text:p>3198</text:p>
          </table:table-cell>
          <table:table-cell office:value-type="float" office:value="1434" calcext:value-type="float">
            <text:p>1434</text:p>
          </table:table-cell>
          <table:table-cell office:value-type="float" office:value="74560" calcext:value-type="float">
            <text:p>74560</text:p>
          </table:table-cell>
          <table:table-cell office:value-type="float" office:value="356060" calcext:value-type="float">
            <text:p>356060</text:p>
          </table:table-cell>
          <table:table-cell table:formula="of:=2*([.B3]*[.C3])/([.B3]+[.C3])" office:value-type="float" office:value="0.0776307786341268" calcext:value-type="float">
            <text:p>0.0776307786</text:p>
          </table:table-cell>
          <table:table-cell table:formula="of:=[.D3]+[.E3]" office:value-type="float" office:value="4632" calcext:value-type="float">
            <text:p>4632</text:p>
          </table:table-cell>
          <table:table-cell office:value-type="float" office:value="0.02039239" calcext:value-type="float">
            <text:p>0.02039239</text:p>
          </table:table-cell>
          <table:table-cell office:value-type="float" office:value="0.95725389" calcext:value-type="float">
            <text:p>0.95725389</text:p>
          </table:table-cell>
          <table:table-cell office:value-type="float" office:value="4434" calcext:value-type="float">
            <text:p>4434</text:p>
          </table:table-cell>
          <table:table-cell office:value-type="float" office:value="198" calcext:value-type="float">
            <text:p>198</text:p>
          </table:table-cell>
          <table:table-cell office:value-type="float" office:value="213000" calcext:value-type="float">
            <text:p>213000</text:p>
          </table:table-cell>
          <table:table-cell office:value-type="float" office:value="217620" calcext:value-type="float">
            <text:p>217620</text:p>
          </table:table-cell>
          <table:table-cell table:formula="of:=2*([.J3]*[.K3])/([.J3]+[.K3])" office:value-type="float" office:value="0.0399340641973232" calcext:value-type="float">
            <text:p>0.0399340642</text:p>
          </table:table-cell>
          <table:table-cell office:value-type="string" calcext:value-type="string">
            <text:p>actedIn</text:p>
          </table:table-cell>
          <table:table-cell office:value-type="float" office:value="0.51354094" calcext:value-type="float">
            <text:p>0.51354094</text:p>
          </table:table-cell>
          <table:table-cell office:value-type="float" office:value="0.18153209" calcext:value-type="float">
            <text:p>0.18153209</text:p>
          </table:table-cell>
          <table:table-cell table:style-name="ce4" table:formula="of:=2*([.R3]*[.S3])/([.R3]+[.S3])" office:value-type="float" office:value="0.268242777708594" calcext:value-type="float">
            <text:p>0.2682427777</text:p>
          </table:table-cell>
          <table:table-cell office:value-type="string" calcext:value-type="string">
            <text:p>actedIn</text:p>
          </table:table-cell>
          <table:table-cell office:value-type="float" office:value="0.38785876" calcext:value-type="float">
            <text:p>0.38785876</text:p>
          </table:table-cell>
          <table:table-cell office:value-type="float" office:value="0.4577798" calcext:value-type="float">
            <text:p>0.4577798</text:p>
          </table:table-cell>
          <table:table-cell table:style-name="ce4" table:formula="of:=2*([.V3]*[.W3])/([.V3]+[.W3])" office:value-type="float" office:value="0.41992859356141" calcext:value-type="float">
            <text:p>0.4199285936</text:p>
          </table:table-cell>
          <table:table-cell office:value-type="string" calcext:value-type="string">
            <text:p>actedIn</text:p>
          </table:table-cell>
          <table:table-cell office:value-type="float" office:value="0.56106998" calcext:value-type="float">
            <text:p>0.56106998</text:p>
          </table:table-cell>
          <table:table-cell office:value-type="float" office:value="0.03360761" calcext:value-type="float">
            <text:p>0.03360761</text:p>
          </table:table-cell>
          <table:table-cell table:style-name="ce4" table:formula="of:=2*([.Z3]*[.AA3])/([.Z3]+[.AA3])" office:value-type="float" office:value="0.0634166189802034" calcext:value-type="float">
            <text:p>0.063416619</text:p>
          </table:table-cell>
          <table:table-cell office:value-type="string" calcext:value-type="string">
            <text:p>actedIn</text:p>
          </table:table-cell>
          <table:table-cell office:value-type="float" office:value="0.56106998" calcext:value-type="float">
            <text:p>0.56106998</text:p>
          </table:table-cell>
          <table:table-cell office:value-type="float" office:value="0.03360761" calcext:value-type="float">
            <text:p>0.03360761</text:p>
          </table:table-cell>
          <table:table-cell table:style-name="ce4" table:formula="of:=2*([.AD3]*[.AE3])/([.AD3]+[.AE3])" office:value-type="float" office:value="0.0634166189802034" calcext:value-type="float">
            <text:p>0.063416619</text:p>
          </table:table-cell>
        </table:table-row>
        <table:table-row table:style-name="ro1">
          <table:table-cell office:value-type="string" calcext:value-type="string">
            <text:p>created</text:p>
          </table:table-cell>
          <table:table-cell office:value-type="float" office:value="0.04849057" calcext:value-type="float">
            <text:p>0.04849057</text:p>
          </table:table-cell>
          <table:table-cell office:value-type="float" office:value="0.84324725" calcext:value-type="float">
            <text:p>0.84324725</text:p>
          </table:table-cell>
          <table:table-cell office:value-type="float" office:value="7967" calcext:value-type="float">
            <text:p>7967</text:p>
          </table:table-cell>
          <table:table-cell office:value-type="float" office:value="1481" calcext:value-type="float">
            <text:p>1481</text:p>
          </table:table-cell>
          <table:table-cell office:value-type="float" office:value="156333" calcext:value-type="float">
            <text:p>156333</text:p>
          </table:table-cell>
          <table:table-cell office:value-type="float" office:value="269471" calcext:value-type="float">
            <text:p>269471</text:p>
          </table:table-cell>
          <table:table-cell table:formula="of:=2*([.B4]*[.C4])/([.B4]+[.C4])" office:value-type="float" office:value="0.0917075375437873" calcext:value-type="float">
            <text:p>0.0917075375</text:p>
          </table:table-cell>
          <table:table-cell table:formula="of:=[.D4]+[.E4]" office:value-type="float" office:value="9448" calcext:value-type="float">
            <text:p>9448</text:p>
          </table:table-cell>
          <table:table-cell office:value-type="float" office:value="0.03588089" calcext:value-type="float">
            <text:p>0.03588089</text:p>
          </table:table-cell>
          <table:table-cell office:value-type="float" office:value="0.98020745" calcext:value-type="float">
            <text:p>0.98020745</text:p>
          </table:table-cell>
          <table:table-cell office:value-type="float" office:value="9261" calcext:value-type="float">
            <text:p>9261</text:p>
          </table:table-cell>
          <table:table-cell office:value-type="float" office:value="187" calcext:value-type="float">
            <text:p>187</text:p>
          </table:table-cell>
          <table:table-cell office:value-type="float" office:value="248843" calcext:value-type="float">
            <text:p>248843</text:p>
          </table:table-cell>
          <table:table-cell office:value-type="float" office:value="176961" calcext:value-type="float">
            <text:p>176961</text:p>
          </table:table-cell>
          <table:table-cell table:formula="of:=2*([.J4]*[.K4])/([.J4]+[.K4])" office:value-type="float" office:value="0.0692276730399849" calcext:value-type="float">
            <text:p>0.069227673</text:p>
          </table:table-cell>
          <table:table-cell office:value-type="string" calcext:value-type="string">
            <text:p>created</text:p>
          </table:table-cell>
          <table:table-cell office:value-type="float" office:value="0.49282486" calcext:value-type="float">
            <text:p>0.49282486</text:p>
          </table:table-cell>
          <table:table-cell office:value-type="float" office:value="0.09068774" calcext:value-type="float">
            <text:p>0.09068774</text:p>
          </table:table-cell>
          <table:table-cell table:style-name="ce4" table:formula="of:=2*([.R4]*[.S4])/([.R4]+[.S4])" office:value-type="float" office:value="0.153186658760124" calcext:value-type="float">
            <text:p>0.1531866588</text:p>
          </table:table-cell>
          <table:table-cell office:value-type="string" calcext:value-type="string">
            <text:p>created</text:p>
          </table:table-cell>
          <table:table-cell office:value-type="float" office:value="0.28748887" calcext:value-type="float">
            <text:p>0.28748887</text:p>
          </table:table-cell>
          <table:table-cell office:value-type="float" office:value="0.29169349" calcext:value-type="float">
            <text:p>0.29169349</text:p>
          </table:table-cell>
          <table:table-cell table:style-name="ce4" table:formula="of:=2*([.V4]*[.W4])/([.V4]+[.W4])" office:value-type="float" office:value="0.289575918114828" calcext:value-type="float">
            <text:p>0.2895759181</text:p>
          </table:table-cell>
          <table:table-cell office:value-type="string" calcext:value-type="string">
            <text:p>created</text:p>
          </table:table-cell>
          <table:table-cell office:value-type="float" office:value="0.50700274" calcext:value-type="float">
            <text:p>0.50700274</text:p>
          </table:table-cell>
          <table:table-cell office:value-type="float" office:value="0.00966476" calcext:value-type="float">
            <text:p>0.00966476</text:p>
          </table:table-cell>
          <table:table-cell table:style-name="ce4" table:formula="of:=2*([.Z4]*[.AA4])/([.Z4]+[.AA4])" office:value-type="float" office:value="0.0189679428314821" calcext:value-type="float">
            <text:p>0.0189679428</text:p>
          </table:table-cell>
          <table:table-cell office:value-type="string" calcext:value-type="string">
            <text:p>created</text:p>
          </table:table-cell>
          <table:table-cell office:value-type="float" office:value="0.50700274" calcext:value-type="float">
            <text:p>0.50700274</text:p>
          </table:table-cell>
          <table:table-cell office:value-type="float" office:value="0.00966476" calcext:value-type="float">
            <text:p>0.00966476</text:p>
          </table:table-cell>
          <table:table-cell table:style-name="ce4" table:formula="of:=2*([.AD4]*[.AE4])/([.AD4]+[.AE4])" office:value-type="float" office:value="0.0189679428314821" calcext:value-type="float">
            <text:p>0.0189679428</text:p>
          </table:table-cell>
        </table:table-row>
        <table:table-row table:style-name="ro1">
          <table:table-cell office:value-type="string" calcext:value-type="string">
            <text:p>dealsWith</text:p>
          </table:table-cell>
          <table:table-cell office:value-type="float" office:value="0.00253049" calcext:value-type="float">
            <text:p>0.0025304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3754" calcext:value-type="float">
            <text:p>43754</text:p>
          </table:table-cell>
          <table:table-cell office:value-type="float" office:value="391387" calcext:value-type="float">
            <text:p>391387</text:p>
          </table:table-cell>
          <table:table-cell table:formula="of:=2*([.B5]*[.C5])/([.B5]+[.C5])" office:value-type="float" office:value="0.00504820556629654" calcext:value-type="float">
            <text:p>0.0050482056</text:p>
          </table:table-cell>
          <table:table-cell table:formula="of:=[.D5]+[.E5]" office:value-type="float" office:value="111" calcext:value-type="float">
            <text:p>111</text:p>
          </table:table-cell>
          <table:table-cell office:value-type="float" office:value="0.00170209" calcext:value-type="float">
            <text:p>0.00170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65103" calcext:value-type="float">
            <text:p>65103</text:p>
          </table:table-cell>
          <table:table-cell office:value-type="float" office:value="370038" calcext:value-type="float">
            <text:p>370038</text:p>
          </table:table-cell>
          <table:table-cell table:formula="of:=2*([.J5]*[.K5])/([.J5]+[.K5])" office:value-type="float" office:value="0.003398395624791" calcext:value-type="float">
            <text:p>0.0033983956</text:p>
          </table:table-cell>
          <table:table-cell office:value-type="string" calcext:value-type="string">
            <text:p>dealsWith</text:p>
          </table:table-cell>
          <table:table-cell office:value-type="float" office:value="0.01037997" calcext:value-type="float">
            <text:p>0.01037997</text:p>
          </table:table-cell>
          <table:table-cell office:value-type="float" office:value="1" calcext:value-type="float">
            <text:p>1</text:p>
          </table:table-cell>
          <table:table-cell table:style-name="ce4" table:formula="of:=2*([.R5]*[.S5])/([.R5]+[.S5])" office:value-type="float" office:value="0.0205466662210257" calcext:value-type="float">
            <text:p>0.0205466662</text:p>
          </table:table-cell>
          <table:table-cell office:value-type="string" calcext:value-type="string">
            <text:p>dealsWith</text:p>
          </table:table-cell>
          <table:table-cell office:value-type="float" office:value="0.00252517" calcext:value-type="float">
            <text:p>0.00252517</text:p>
          </table:table-cell>
          <table:table-cell office:value-type="float" office:value="1" calcext:value-type="float">
            <text:p>1</text:p>
          </table:table-cell>
          <table:table-cell table:style-name="ce4" table:formula="of:=2*([.V5]*[.W5])/([.V5]+[.W5])" office:value-type="float" office:value="0.00503761915523777" calcext:value-type="float">
            <text:p>0.0050376192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5]*[.AA5])/([.Z5]+[.AA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5]*[.AE5])/([.AD5]+[.AE5])" office:value-type="string" office:string-value="#DIV/0!" calcext:value-type="error">
            <text:p>#DIV/0!</text:p>
          </table:table-cell>
        </table:table-row>
        <table:table-row table:style-name="ro1">
          <table:table-cell office:value-type="string" calcext:value-type="string">
            <text:p>diedIn</text:p>
          </table:table-cell>
          <table:table-cell office:value-type="float" office:value="0.10834845" calcext:value-type="float">
            <text:p>0.10834845</text:p>
          </table:table-cell>
          <table:table-cell office:value-type="float" office:value="0.30298772" calcext:value-type="float">
            <text:p>0.30298772</text:p>
          </table:table-cell>
          <table:table-cell office:value-type="float" office:value="4959" calcext:value-type="float">
            <text:p>4959</text:p>
          </table:table-cell>
          <table:table-cell office:value-type="float" office:value="11408" calcext:value-type="float">
            <text:p>11408</text:p>
          </table:table-cell>
          <table:table-cell office:value-type="float" office:value="40810" calcext:value-type="float">
            <text:p>40810</text:p>
          </table:table-cell>
          <table:table-cell office:value-type="float" office:value="378075" calcext:value-type="float">
            <text:p>378075</text:p>
          </table:table-cell>
          <table:table-cell table:formula="of:=2*([.B6]*[.C6])/([.B6]+[.C6])" office:value-type="float" office:value="0.159617618022913" calcext:value-type="float">
            <text:p>0.159617618</text:p>
          </table:table-cell>
          <table:table-cell table:formula="of:=[.D6]+[.E6]" office:value-type="float" office:value="16367" calcext:value-type="float">
            <text:p>16367</text:p>
          </table:table-cell>
          <table:table-cell office:value-type="float" office:value="0.07519695" calcext:value-type="float">
            <text:p>0.07519695</text:p>
          </table:table-cell>
          <table:table-cell office:value-type="float" office:value="0.70391642" calcext:value-type="float">
            <text:p>0.70391642</text:p>
          </table:table-cell>
          <table:table-cell office:value-type="float" office:value="11521" calcext:value-type="float">
            <text:p>11521</text:p>
          </table:table-cell>
          <table:table-cell office:value-type="float" office:value="4846" calcext:value-type="float">
            <text:p>4846</text:p>
          </table:table-cell>
          <table:table-cell office:value-type="float" office:value="141690" calcext:value-type="float">
            <text:p>141690</text:p>
          </table:table-cell>
          <table:table-cell office:value-type="float" office:value="277195" calcext:value-type="float">
            <text:p>277195</text:p>
          </table:table-cell>
          <table:table-cell table:formula="of:=2*([.J6]*[.K6])/([.J6]+[.K6])" office:value-type="float" office:value="0.135878473857839" calcext:value-type="float">
            <text:p>0.1358784739</text:p>
          </table:table-cell>
          <table:table-cell office:value-type="string" calcext:value-type="string">
            <text:p>diedIn</text:p>
          </table:table-cell>
          <table:table-cell office:value-type="float" office:value="0.27860679" calcext:value-type="float">
            <text:p>0.27860679</text:p>
          </table:table-cell>
          <table:table-cell office:value-type="float" office:value="0.15218168" calcext:value-type="float">
            <text:p>0.15218168</text:p>
          </table:table-cell>
          <table:table-cell table:style-name="ce4" table:formula="of:=2*([.R6]*[.S6])/([.R6]+[.S6])" office:value-type="float" office:value="0.196843009106568" calcext:value-type="float">
            <text:p>0.1968430091</text:p>
          </table:table-cell>
          <table:table-cell office:value-type="string" calcext:value-type="string">
            <text:p>diedIn</text:p>
          </table:table-cell>
          <table:table-cell office:value-type="float" office:value="0.17811223" calcext:value-type="float">
            <text:p>0.17811223</text:p>
          </table:table-cell>
          <table:table-cell office:value-type="float" office:value="0.27173189" calcext:value-type="float">
            <text:p>0.27173189</text:p>
          </table:table-cell>
          <table:table-cell table:style-name="ce4" table:formula="of:=2*([.V6]*[.W6])/([.V6]+[.W6])" office:value-type="float" office:value="0.215180195708748" calcext:value-type="float">
            <text:p>0.2151801957</text:p>
          </table:table-cell>
          <table:table-cell office:value-type="string" calcext:value-type="string">
            <text:p>diedIn</text:p>
          </table:table-cell>
          <table:table-cell office:value-type="float" office:value="0.65333333" calcext:value-type="float">
            <text:p>0.65333333</text:p>
          </table:table-cell>
          <table:table-cell office:value-type="float" office:value="0.00079313" calcext:value-type="float">
            <text:p>0.00079313</text:p>
          </table:table-cell>
          <table:table-cell table:style-name="ce4" table:formula="of:=2*([.Z6]*[.AA6])/([.Z6]+[.AA6])" office:value-type="float" office:value="0.00158433665570691" calcext:value-type="float">
            <text:p>0.0015843367</text:p>
          </table:table-cell>
          <table:table-cell office:value-type="string" calcext:value-type="string">
            <text:p>diedIn</text:p>
          </table:table-cell>
          <table:table-cell office:value-type="float" office:value="0.65333333" calcext:value-type="float">
            <text:p>0.65333333</text:p>
          </table:table-cell>
          <table:table-cell office:value-type="float" office:value="0.00079313" calcext:value-type="float">
            <text:p>0.00079313</text:p>
          </table:table-cell>
          <table:table-cell table:style-name="ce4" table:formula="of:=2*([.AD6]*[.AE6])/([.AD6]+[.AE6])" office:value-type="float" office:value="0.00158433665570691" calcext:value-type="float">
            <text:p>0.0015843367</text:p>
          </table:table-cell>
        </table:table-row>
        <table:table-row table:style-name="ro1">
          <table:table-cell office:value-type="string" calcext:value-type="string">
            <text:p>directed</text:p>
          </table:table-cell>
          <table:table-cell office:value-type="float" office:value="0.02243158" calcext:value-type="float">
            <text:p>0.02243158</text:p>
          </table:table-cell>
          <table:table-cell office:value-type="float" office:value="0.22222222" calcext:value-type="float">
            <text:p>0.22222222</text:p>
          </table:table-cell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office:value-type="float" office:value="21790" calcext:value-type="float">
            <text:p>21790</text:p>
          </table:table-cell>
          <table:table-cell office:value-type="float" office:value="411212" calcext:value-type="float">
            <text:p>411212</text:p>
          </table:table-cell>
          <table:table-cell table:formula="of:=2*([.B7]*[.C7])/([.B7]+[.C7])" office:value-type="float" office:value="0.0407497901582367" calcext:value-type="float">
            <text:p>0.0407497902</text:p>
          </table:table-cell>
          <table:table-cell table:formula="of:=[.D7]+[.E7]" office:value-type="float" office:value="2250" calcext:value-type="float">
            <text:p>2250</text:p>
          </table:table-cell>
          <table:table-cell office:value-type="float" office:value="0.0130994" calcext:value-type="float">
            <text:p>0.0130994</text:p>
          </table:table-cell>
          <table:table-cell office:value-type="float" office:value="0.95866667" calcext:value-type="float">
            <text:p>0.95866667</text:p>
          </table:table-cell>
          <table:table-cell office:value-type="float" office:value="2157" calcext:value-type="float">
            <text:p>2157</text:p>
          </table:table-cell>
          <table:table-cell office:value-type="float" office:value="93" calcext:value-type="float">
            <text:p>93</text:p>
          </table:table-cell>
          <table:table-cell office:value-type="float" office:value="162507" calcext:value-type="float">
            <text:p>162507</text:p>
          </table:table-cell>
          <table:table-cell office:value-type="float" office:value="270495" calcext:value-type="float">
            <text:p>270495</text:p>
          </table:table-cell>
          <table:table-cell table:formula="of:=2*([.J7]*[.K7])/([.J7]+[.K7])" office:value-type="float" office:value="0.0258456403545722" calcext:value-type="float">
            <text:p>0.0258456404</text:p>
          </table:table-cell>
          <table:table-cell office:value-type="string" calcext:value-type="string">
            <text:p>directed</text:p>
          </table:table-cell>
          <table:table-cell office:value-type="float" office:value="0.02233817" calcext:value-type="float">
            <text:p>0.02233817</text:p>
          </table:table-cell>
          <table:table-cell office:value-type="float" office:value="0.22214455" calcext:value-type="float">
            <text:p>0.22214455</text:p>
          </table:table-cell>
          <table:table-cell table:style-name="ce4" table:formula="of:=2*([.R7]*[.S7])/([.R7]+[.S7])" office:value-type="float" office:value="0.0405943023087562" calcext:value-type="float">
            <text:p>0.0405943023</text:p>
          </table:table-cell>
          <table:table-cell office:value-type="string" calcext:value-type="string">
            <text:p>directed</text:p>
          </table:table-cell>
          <table:table-cell office:value-type="float" office:value="0.02233817" calcext:value-type="float">
            <text:p>0.02233817</text:p>
          </table:table-cell>
          <table:table-cell office:value-type="float" office:value="0.22214455" calcext:value-type="float">
            <text:p>0.22214455</text:p>
          </table:table-cell>
          <table:table-cell table:style-name="ce4" table:formula="of:=2*([.V7]*[.W7])/([.V7]+[.W7])" office:value-type="float" office:value="0.0405943023087562" calcext:value-type="float">
            <text:p>0.0405943023</text:p>
          </table:table-cell>
          <table:table-cell office:value-type="string" calcext:value-type="string">
            <text:p>directed</text:p>
          </table:table-cell>
          <table:table-cell office:value-type="float" office:value="0.72515729" calcext:value-type="float">
            <text:p>0.72515729</text:p>
          </table:table-cell>
          <table:table-cell office:value-type="float" office:value="0.02491766" calcext:value-type="float">
            <text:p>0.02491766</text:p>
          </table:table-cell>
          <table:table-cell table:style-name="ce4" table:formula="of:=2*([.Z7]*[.AA7])/([.Z7]+[.AA7])" office:value-type="float" office:value="0.048179779364026" calcext:value-type="float">
            <text:p>0.0481797794</text:p>
          </table:table-cell>
          <table:table-cell office:value-type="string" calcext:value-type="string">
            <text:p>directed</text:p>
          </table:table-cell>
          <table:table-cell office:value-type="float" office:value="0.72515729" calcext:value-type="float">
            <text:p>0.72515729</text:p>
          </table:table-cell>
          <table:table-cell office:value-type="float" office:value="0.02491766" calcext:value-type="float">
            <text:p>0.02491766</text:p>
          </table:table-cell>
          <table:table-cell table:style-name="ce4" table:formula="of:=2*([.AD7]*[.AE7])/([.AD7]+[.AE7])" office:value-type="float" office:value="0.048179779364026" calcext:value-type="float">
            <text:p>0.0481797794</text:p>
          </table:table-cell>
        </table:table-row>
        <table:table-row table:style-name="ro1">
          <table:table-cell office:value-type="string" calcext:value-type="string">
            <text:p>graduatedFrom</text:p>
          </table:table-cell>
          <table:table-cell office:value-type="float" office:value="0.12302864" calcext:value-type="float">
            <text:p>0.12302864</text:p>
          </table:table-cell>
          <table:table-cell office:value-type="float" office:value="0.55383501" calcext:value-type="float">
            <text:p>0.55383501</text:p>
          </table:table-cell>
          <table:table-cell office:value-type="float" office:value="6116" calcext:value-type="float">
            <text:p>6116</text:p>
          </table:table-cell>
          <table:table-cell office:value-type="float" office:value="4927" calcext:value-type="float">
            <text:p>4927</text:p>
          </table:table-cell>
          <table:table-cell office:value-type="float" office:value="43596" calcext:value-type="float">
            <text:p>43596</text:p>
          </table:table-cell>
          <table:table-cell office:value-type="float" office:value="380613" calcext:value-type="float">
            <text:p>380613</text:p>
          </table:table-cell>
          <table:table-cell table:formula="of:=2*([.B8]*[.C8])/([.B8]+[.C8])" office:value-type="float" office:value="0.201333217006664" calcext:value-type="float">
            <text:p>0.201333217</text:p>
          </table:table-cell>
          <table:table-cell table:formula="of:=[.D8]+[.E8]" office:value-type="float" office:value="11043" calcext:value-type="float">
            <text:p>11043</text:p>
          </table:table-cell>
          <table:table-cell office:value-type="float" office:value="0.07745071" calcext:value-type="float">
            <text:p>0.07745071</text:p>
          </table:table-cell>
          <table:table-cell office:value-type="float" office:value="0.93661143" calcext:value-type="float">
            <text:p>0.93661143</text:p>
          </table:table-cell>
          <table:table-cell office:value-type="float" office:value="10343" calcext:value-type="float">
            <text:p>10343</text:p>
          </table:table-cell>
          <table:table-cell office:value-type="float" office:value="700" calcext:value-type="float">
            <text:p>700</text:p>
          </table:table-cell>
          <table:table-cell office:value-type="float" office:value="123200" calcext:value-type="float">
            <text:p>123200</text:p>
          </table:table-cell>
          <table:table-cell office:value-type="float" office:value="301009" calcext:value-type="float">
            <text:p>301009</text:p>
          </table:table-cell>
          <table:table-cell table:formula="of:=2*([.J8]*[.K8])/([.J8]+[.K8])" office:value-type="float" office:value="0.143070562219422" calcext:value-type="float">
            <text:p>0.1430705622</text:p>
          </table:table-cell>
          <table:table-cell office:value-type="string" calcext:value-type="string">
            <text:p>graduatedFrom</text:p>
          </table:table-cell>
          <table:table-cell office:value-type="float" office:value="0.43164592" calcext:value-type="float">
            <text:p>0.43164592</text:p>
          </table:table-cell>
          <table:table-cell office:value-type="float" office:value="0.13190804" calcext:value-type="float">
            <text:p>0.13190804</text:p>
          </table:table-cell>
          <table:table-cell table:style-name="ce4" table:formula="of:=2*([.R8]*[.S8])/([.R8]+[.S8])" office:value-type="float" office:value="0.202066071121909" calcext:value-type="float">
            <text:p>0.2020660711</text:p>
          </table:table-cell>
          <table:table-cell office:value-type="string" calcext:value-type="string">
            <text:p>graduatedFrom</text:p>
          </table:table-cell>
          <table:table-cell office:value-type="float" office:value="0.30622232" calcext:value-type="float">
            <text:p>0.30622232</text:p>
          </table:table-cell>
          <table:table-cell office:value-type="float" office:value="0.39900857" calcext:value-type="float">
            <text:p>0.39900857</text:p>
          </table:table-cell>
          <table:table-cell table:style-name="ce4" table:formula="of:=2*([.V8]*[.W8])/([.V8]+[.W8])" office:value-type="float" office:value="0.346511565893781" calcext:value-type="float">
            <text:p>0.3465115659</text:p>
          </table:table-cell>
          <table:table-cell office:value-type="string" calcext:value-type="string">
            <text:p>graduatedFrom</text:p>
          </table:table-cell>
          <table:table-cell office:value-type="float" office:value="0.36411823" calcext:value-type="float">
            <text:p>0.36411823</text:p>
          </table:table-cell>
          <table:table-cell office:value-type="float" office:value="0.00190619" calcext:value-type="float">
            <text:p>0.00190619</text:p>
          </table:table-cell>
          <table:table-cell table:style-name="ce4" table:formula="of:=2*([.Z8]*[.AA8])/([.Z8]+[.AA8])" office:value-type="float" office:value="0.003792525803845" calcext:value-type="float">
            <text:p>0.0037925258</text:p>
          </table:table-cell>
          <table:table-cell office:value-type="string" calcext:value-type="string">
            <text:p>graduatedFrom</text:p>
          </table:table-cell>
          <table:table-cell office:value-type="float" office:value="0.36411823" calcext:value-type="float">
            <text:p>0.36411823</text:p>
          </table:table-cell>
          <table:table-cell office:value-type="float" office:value="0.00190619" calcext:value-type="float">
            <text:p>0.00190619</text:p>
          </table:table-cell>
          <table:table-cell table:style-name="ce4" table:formula="of:=2*([.AD8]*[.AE8])/([.AD8]+[.AE8])" office:value-type="float" office:value="0.003792525803845" calcext:value-type="float">
            <text:p>0.0037925258</text:p>
          </table:table-cell>
        </table:table-row>
        <table:table-row table:style-name="ro1">
          <table:table-cell office:value-type="string" calcext:value-type="string">
            <text:p>happenedIn</text:p>
          </table:table-cell>
          <table:table-cell office:value-type="float" office:value="0.09978177" calcext:value-type="float">
            <text:p>0.09978177</text:p>
          </table:table-cell>
          <table:table-cell office:value-type="float" office:value="0.68990635" calcext:value-type="float">
            <text:p>0.68990635</text:p>
          </table:table-cell>
          <table:table-cell office:value-type="float" office:value="1326" calcext:value-type="float">
            <text:p>1326</text:p>
          </table:table-cell>
          <table:table-cell office:value-type="float" office:value="596" calcext:value-type="float">
            <text:p>596</text:p>
          </table:table-cell>
          <table:table-cell office:value-type="float" office:value="11963" calcext:value-type="float">
            <text:p>11963</text:p>
          </table:table-cell>
          <table:table-cell office:value-type="float" office:value="421367" calcext:value-type="float">
            <text:p>421367</text:p>
          </table:table-cell>
          <table:table-cell table:formula="of:=2*([.B9]*[.C9])/([.B9]+[.C9])" office:value-type="float" office:value="0.17434750503082" calcext:value-type="float">
            <text:p>0.174347505</text:p>
          </table:table-cell>
          <table:table-cell table:formula="of:=[.D9]+[.E9]" office:value-type="float" office:value="1922" calcext:value-type="float">
            <text:p>1922</text:p>
          </table:table-cell>
          <table:table-cell office:value-type="float" office:value="0.0990503" calcext:value-type="float">
            <text:p>0.0990503</text:p>
          </table:table-cell>
          <table:table-cell office:value-type="float" office:value="0.69458897" calcext:value-type="float">
            <text:p>0.69458897</text:p>
          </table:table-cell>
          <table:table-cell office:value-type="float" office:value="1335" calcext:value-type="float">
            <text:p>1335</text:p>
          </table:table-cell>
          <table:table-cell office:value-type="float" office:value="587" calcext:value-type="float">
            <text:p>587</text:p>
          </table:table-cell>
          <table:table-cell office:value-type="float" office:value="12143" calcext:value-type="float">
            <text:p>12143</text:p>
          </table:table-cell>
          <table:table-cell office:value-type="float" office:value="421187" calcext:value-type="float">
            <text:p>421187</text:p>
          </table:table-cell>
          <table:table-cell table:formula="of:=2*([.J9]*[.K9])/([.J9]+[.K9])" office:value-type="float" office:value="0.173376616948884" calcext:value-type="float">
            <text:p>0.1733766169</text:p>
          </table:table-cell>
          <table:table-cell office:value-type="string" calcext:value-type="string">
            <text:p>happenedIn</text:p>
          </table:table-cell>
          <table:table-cell office:value-type="float" office:value="0.09998604" calcext:value-type="float">
            <text:p>0.09998604</text:p>
          </table:table-cell>
          <table:table-cell office:value-type="float" office:value="0.69018643" calcext:value-type="float">
            <text:p>0.69018643</text:p>
          </table:table-cell>
          <table:table-cell table:style-name="ce4" table:formula="of:=2*([.R9]*[.S9])/([.R9]+[.S9])" office:value-type="float" office:value="0.17466821641467" calcext:value-type="float">
            <text:p>0.1746682164</text:p>
          </table:table-cell>
          <table:table-cell office:value-type="string" calcext:value-type="string">
            <text:p>happenedIn</text:p>
          </table:table-cell>
          <table:table-cell office:value-type="float" office:value="0.09998604" calcext:value-type="float">
            <text:p>0.09998604</text:p>
          </table:table-cell>
          <table:table-cell office:value-type="float" office:value="0.69018643" calcext:value-type="float">
            <text:p>0.69018643</text:p>
          </table:table-cell>
          <table:table-cell table:style-name="ce4" table:formula="of:=2*([.V9]*[.W9])/([.V9]+[.W9])" office:value-type="float" office:value="0.17466821641467" calcext:value-type="float">
            <text:p>0.1746682164</text:p>
          </table:table-cell>
          <table:table-cell office:value-type="string" calcext:value-type="string">
            <text:p>happenedIn</text:p>
          </table:table-cell>
          <table:table-cell office:value-type="float" office:value="0.78530479" calcext:value-type="float">
            <text:p>0.78530479</text:p>
          </table:table-cell>
          <table:table-cell office:value-type="float" office:value="0.11552965" calcext:value-type="float">
            <text:p>0.11552965</text:p>
          </table:table-cell>
          <table:table-cell table:style-name="ce4" table:formula="of:=2*([.Z9]*[.AA9])/([.Z9]+[.AA9])" office:value-type="float" office:value="0.201426551880107" calcext:value-type="float">
            <text:p>0.2014265519</text:p>
          </table:table-cell>
          <table:table-cell office:value-type="string" calcext:value-type="string">
            <text:p>happenedIn</text:p>
          </table:table-cell>
          <table:table-cell office:value-type="float" office:value="0.78530479" calcext:value-type="float">
            <text:p>0.78530479</text:p>
          </table:table-cell>
          <table:table-cell office:value-type="float" office:value="0.11552965" calcext:value-type="float">
            <text:p>0.11552965</text:p>
          </table:table-cell>
          <table:table-cell table:style-name="ce4" table:formula="of:=2*([.AD9]*[.AE9])/([.AD9]+[.AE9])" office:value-type="float" office:value="0.201426551880107" calcext:value-type="float">
            <text:p>0.2014265519</text:p>
          </table:table-cell>
        </table:table-row>
        <table:table-row table:style-name="ro1">
          <table:table-cell office:value-type="string" calcext:value-type="string">
            <text:p>hasAcademicAdvisor</text:p>
          </table:table-cell>
          <table:table-cell office:value-type="float" office:value="0.02372669" calcext:value-type="float">
            <text:p>0.02372669</text:p>
          </table:table-cell>
          <table:table-cell office:value-type="float" office:value="0.39195402" calcext:value-type="float">
            <text:p>0.39195402</text:p>
          </table:table-cell>
          <table:table-cell office:value-type="float" office:value="341" calcext:value-type="float">
            <text:p>341</text:p>
          </table:table-cell>
          <table:table-cell office:value-type="float" office:value="529" calcext:value-type="float">
            <text:p>529</text:p>
          </table:table-cell>
          <table:table-cell office:value-type="float" office:value="14031" calcext:value-type="float">
            <text:p>14031</text:p>
          </table:table-cell>
          <table:table-cell office:value-type="float" office:value="420351" calcext:value-type="float">
            <text:p>420351</text:p>
          </table:table-cell>
          <table:table-cell table:formula="of:=2*([.B10]*[.C10])/([.B10]+[.C10])" office:value-type="float" office:value="0.0447447827290028" calcext:value-type="float">
            <text:p>0.0447447827</text:p>
          </table:table-cell>
          <table:table-cell table:formula="of:=[.D10]+[.E10]" office:value-type="float" office:value="870" calcext:value-type="float">
            <text:p>870</text:p>
          </table:table-cell>
          <table:table-cell office:value-type="float" office:value="0.00955744" calcext:value-type="float">
            <text:p>0.00955744</text:p>
          </table:table-cell>
          <table:table-cell office:value-type="float" office:value="0.73103448" calcext:value-type="float">
            <text:p>0.73103448</text:p>
          </table:table-cell>
          <table:table-cell office:value-type="float" office:value="636" calcext:value-type="float">
            <text:p>636</text:p>
          </table:table-cell>
          <table:table-cell office:value-type="float" office:value="234" calcext:value-type="float">
            <text:p>234</text:p>
          </table:table-cell>
          <table:table-cell office:value-type="float" office:value="65909" calcext:value-type="float">
            <text:p>65909</text:p>
          </table:table-cell>
          <table:table-cell office:value-type="float" office:value="368473" calcext:value-type="float">
            <text:p>368473</text:p>
          </table:table-cell>
          <table:table-cell table:formula="of:=2*([.J10]*[.K10])/([.J10]+[.K10])" office:value-type="float" office:value="0.0188681998597317" calcext:value-type="float">
            <text:p>0.0188681999</text:p>
          </table:table-cell>
          <table:table-cell office:value-type="string" calcext:value-type="string">
            <text:p>hasAcademicAdvisor</text:p>
          </table:table-cell>
          <table:table-cell office:value-type="float" office:value="0.02366524" calcext:value-type="float">
            <text:p>0.02366524</text:p>
          </table:table-cell>
          <table:table-cell office:value-type="float" office:value="0.39072956" calcext:value-type="float">
            <text:p>0.39072956</text:p>
          </table:table-cell>
          <table:table-cell table:style-name="ce4" table:formula="of:=2*([.R10]*[.S10])/([.R10]+[.S10])" office:value-type="float" office:value="0.0446275330312755" calcext:value-type="float">
            <text:p>0.044627533</text:p>
          </table:table-cell>
          <table:table-cell office:value-type="string" calcext:value-type="string">
            <text:p>hasAcademicAdvisor</text:p>
          </table:table-cell>
          <table:table-cell office:value-type="float" office:value="0.02366524" calcext:value-type="float">
            <text:p>0.02366524</text:p>
          </table:table-cell>
          <table:table-cell office:value-type="float" office:value="0.39072956" calcext:value-type="float">
            <text:p>0.39072956</text:p>
          </table:table-cell>
          <table:table-cell table:style-name="ce4" table:formula="of:=2*([.V10]*[.W10])/([.V10]+[.W10])" office:value-type="float" office:value="0.0446275330312755" calcext:value-type="float">
            <text:p>0.044627533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0]*[.AA10])/([.Z10]+[.AA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0]*[.AE10])/([.AD10]+[.AE10])" office:value-type="string" office:string-value="#DIV/0!" calcext:value-type="error">
            <text:p>#DIV/0!</text:p>
          </table:table-cell>
        </table:table-row>
        <table:table-row table:style-name="ro1">
          <table:table-cell office:value-type="string" calcext:value-type="string">
            <text:p>hasCapital</text:p>
          </table:table-cell>
          <table:table-cell office:value-type="float" office:value="0.04872955" calcext:value-type="float">
            <text:p>0.04872955</text:p>
          </table:table-cell>
          <table:table-cell office:value-type="float" office:value="0.34653465" calcext:value-type="float">
            <text:p>0.34653465</text:p>
          </table:table-cell>
          <table:table-cell office:value-type="float" office:value="140" calcext:value-type="float">
            <text:p>140</text:p>
          </table:table-cell>
          <table:table-cell office:value-type="float" office:value="264" calcext:value-type="float">
            <text:p>264</text:p>
          </table:table-cell>
          <table:table-cell office:value-type="float" office:value="2733" calcext:value-type="float">
            <text:p>2733</text:p>
          </table:table-cell>
          <table:table-cell office:value-type="float" office:value="432115" calcext:value-type="float">
            <text:p>432115</text:p>
          </table:table-cell>
          <table:table-cell table:formula="of:=2*([.B11]*[.C11])/([.B11]+[.C11])" office:value-type="float" office:value="0.0854440020315905" calcext:value-type="float">
            <text:p>0.085444002</text:p>
          </table:table-cell>
          <table:table-cell table:formula="of:=[.D11]+[.E11]" office:value-type="float" office:value="404" calcext:value-type="float">
            <text:p>404</text:p>
          </table:table-cell>
          <table:table-cell office:value-type="float" office:value="0.00593737" calcext:value-type="float">
            <text:p>0.00593737</text:p>
          </table:table-cell>
          <table:table-cell office:value-type="float" office:value="0.46039604" calcext:value-type="float">
            <text:p>0.46039604</text:p>
          </table:table-cell>
          <table:table-cell office:value-type="float" office:value="186" calcext:value-type="float">
            <text:p>186</text:p>
          </table:table-cell>
          <table:table-cell office:value-type="float" office:value="218" calcext:value-type="float">
            <text:p>218</text:p>
          </table:table-cell>
          <table:table-cell office:value-type="float" office:value="31141" calcext:value-type="float">
            <text:p>31141</text:p>
          </table:table-cell>
          <table:table-cell office:value-type="float" office:value="403707" calcext:value-type="float">
            <text:p>403707</text:p>
          </table:table-cell>
          <table:table-cell table:formula="of:=2*([.J11]*[.K11])/([.J11]+[.K11])" office:value-type="float" office:value="0.0117235504786792" calcext:value-type="float">
            <text:p>0.0117235505</text:p>
          </table:table-cell>
          <table:table-cell office:value-type="string" calcext:value-type="string">
            <text:p>hasCapital</text:p>
          </table:table-cell>
          <table:table-cell office:value-type="float" office:value="0.04695915" calcext:value-type="float">
            <text:p>0.04695915</text:p>
          </table:table-cell>
          <table:table-cell office:value-type="float" office:value="0.31995683" calcext:value-type="float">
            <text:p>0.31995683</text:p>
          </table:table-cell>
          <table:table-cell table:style-name="ce4" table:formula="of:=2*([.R11]*[.S11])/([.R11]+[.S11])" office:value-type="float" office:value="0.0818983178301174" calcext:value-type="float">
            <text:p>0.0818983178</text:p>
          </table:table-cell>
          <table:table-cell office:value-type="string" calcext:value-type="string">
            <text:p>hasCapital</text:p>
          </table:table-cell>
          <table:table-cell office:value-type="float" office:value="0.04695915" calcext:value-type="float">
            <text:p>0.04695915</text:p>
          </table:table-cell>
          <table:table-cell office:value-type="float" office:value="0.31995683" calcext:value-type="float">
            <text:p>0.31995683</text:p>
          </table:table-cell>
          <table:table-cell table:style-name="ce4" table:formula="of:=2*([.V11]*[.W11])/([.V11]+[.W11])" office:value-type="float" office:value="0.0818983178301174" calcext:value-type="float">
            <text:p>0.0818983178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1]*[.AA11])/([.Z11]+[.AA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1]*[.AE11])/([.AD11]+[.AE11])" office:value-type="string" office:string-value="#DIV/0!" calcext:value-type="error">
            <text:p>#DIV/0!</text:p>
          </table:table-cell>
        </table:table-row>
        <table:table-row table:style-name="ro1">
          <table:table-cell office:value-type="string" calcext:value-type="string">
            <text:p>hasChild</text:p>
          </table:table-cell>
          <table:table-cell office:value-type="float" office:value="0.01814595" calcext:value-type="float">
            <text:p>0.01814595</text:p>
          </table:table-cell>
          <table:table-cell office:value-type="float" office:value="0.70297483" calcext:value-type="float">
            <text:p>0.70297483</text:p>
          </table:table-cell>
          <table:table-cell office:value-type="float" office:value="1536" calcext:value-type="float">
            <text:p>1536</text:p>
          </table:table-cell>
          <table:table-cell office:value-type="float" office:value="649" calcext:value-type="float">
            <text:p>649</text:p>
          </table:table-cell>
          <table:table-cell office:value-type="float" office:value="83111" calcext:value-type="float">
            <text:p>83111</text:p>
          </table:table-cell>
          <table:table-cell office:value-type="float" office:value="349956" calcext:value-type="float">
            <text:p>349956</text:p>
          </table:table-cell>
          <table:table-cell table:formula="of:=2*([.B12]*[.C12])/([.B12]+[.C12])" office:value-type="float" office:value="0.0353786674028129" calcext:value-type="float">
            <text:p>0.0353786674</text:p>
          </table:table-cell>
          <table:table-cell table:formula="of:=[.D12]+[.E12]" office:value-type="float" office:value="2185" calcext:value-type="float">
            <text:p>2185</text:p>
          </table:table-cell>
          <table:table-cell office:value-type="float" office:value="0.01217111" calcext:value-type="float">
            <text:p>0.01217111</text:p>
          </table:table-cell>
          <table:table-cell office:value-type="float" office:value="0.98443936" calcext:value-type="float">
            <text:p>0.98443936</text:p>
          </table:table-cell>
          <table:table-cell office:value-type="float" office:value="2151" calcext:value-type="float">
            <text:p>2151</text:p>
          </table:table-cell>
          <table:table-cell office:value-type="float" office:value="34" calcext:value-type="float">
            <text:p>34</text:p>
          </table:table-cell>
          <table:table-cell office:value-type="float" office:value="174579" calcext:value-type="float">
            <text:p>174579</text:p>
          </table:table-cell>
          <table:table-cell office:value-type="float" office:value="258488" calcext:value-type="float">
            <text:p>258488</text:p>
          </table:table-cell>
          <table:table-cell table:formula="of:=2*([.J12]*[.K12])/([.J12]+[.K12])" office:value-type="float" office:value="0.024044940525037" calcext:value-type="float">
            <text:p>0.0240449405</text:p>
          </table:table-cell>
          <table:table-cell office:value-type="string" calcext:value-type="string">
            <text:p>hasChild</text:p>
          </table:table-cell>
          <table:table-cell office:value-type="float" office:value="0.14487664" calcext:value-type="float">
            <text:p>0.14487664</text:p>
          </table:table-cell>
          <table:table-cell office:value-type="float" office:value="0.41546908" calcext:value-type="float">
            <text:p>0.41546908</text:p>
          </table:table-cell>
          <table:table-cell table:style-name="ce4" table:formula="of:=2*([.R12]*[.S12])/([.R12]+[.S12])" office:value-type="float" office:value="0.214837955162007" calcext:value-type="float">
            <text:p>0.2148379552</text:p>
          </table:table-cell>
          <table:table-cell office:value-type="string" calcext:value-type="string">
            <text:p>hasChild</text:p>
          </table:table-cell>
          <table:table-cell office:value-type="float" office:value="0.0551817" calcext:value-type="float">
            <text:p>0.0551817</text:p>
          </table:table-cell>
          <table:table-cell office:value-type="float" office:value="0.59714189" calcext:value-type="float">
            <text:p>0.59714189</text:p>
          </table:table-cell>
          <table:table-cell table:style-name="ce4" table:formula="of:=2*([.V12]*[.W12])/([.V12]+[.W12])" office:value-type="float" office:value="0.101027481257923" calcext:value-type="float">
            <text:p>0.1010274813</text:p>
          </table:table-cell>
          <table:table-cell office:value-type="string" calcext:value-type="string">
            <text:p>hasChi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2]*[.AA12])/([.Z12]+[.AA12])" office:value-type="string" office:string-value="#DIV/0!" calcext:value-type="error">
            <text:p>#DIV/0!</text:p>
          </table:table-cell>
          <table:table-cell office:value-type="string" calcext:value-type="string">
            <text:p>hasChi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2]*[.AE12])/([.AD12]+[.AE12])" office:value-type="string" office:string-value="#DIV/0!" calcext:value-type="error">
            <text:p>#DIV/0!</text:p>
          </table:table-cell>
        </table:table-row>
        <table:table-row table:style-name="ro1">
          <table:table-cell office:value-type="string" calcext:value-type="string">
            <text:p>hasWonPrize</text:p>
          </table:table-cell>
          <table:table-cell office:value-type="float" office:value="0.05787781" calcext:value-type="float">
            <text:p>0.05787781</text:p>
          </table:table-cell>
          <table:table-cell office:value-type="float" office:value="0.00770383" calcext:value-type="float">
            <text:p>0.00770383</text:p>
          </table:table-cell>
          <table:table-cell office:value-type="float" office:value="72" calcext:value-type="float">
            <text:p>72</text:p>
          </table:table-cell>
          <table:table-cell office:value-type="float" office:value="9274" calcext:value-type="float">
            <text:p>9274</text:p>
          </table:table-cell>
          <table:table-cell office:value-type="float" office:value="1172" calcext:value-type="float">
            <text:p>1172</text:p>
          </table:table-cell>
          <table:table-cell office:value-type="float" office:value="424734" calcext:value-type="float">
            <text:p>424734</text:p>
          </table:table-cell>
          <table:table-cell table:formula="of:=2*([.B13]*[.C13])/([.B13]+[.C13])" office:value-type="float" office:value="0.0135977328109605" calcext:value-type="float">
            <text:p>0.0135977328</text:p>
          </table:table-cell>
          <table:table-cell table:formula="of:=[.D13]+[.E13]" office:value-type="float" office:value="9346" calcext:value-type="float">
            <text:p>9346</text:p>
          </table:table-cell>
          <table:table-cell office:value-type="float" office:value="0.11683935" calcext:value-type="float">
            <text:p>0.11683935</text:p>
          </table:table-cell>
          <table:table-cell office:value-type="float" office:value="0.70104858" calcext:value-type="float">
            <text:p>0.70104858</text:p>
          </table:table-cell>
          <table:table-cell office:value-type="float" office:value="6552" calcext:value-type="float">
            <text:p>6552</text:p>
          </table:table-cell>
          <table:table-cell office:value-type="float" office:value="2794" calcext:value-type="float">
            <text:p>2794</text:p>
          </table:table-cell>
          <table:table-cell office:value-type="float" office:value="49525" calcext:value-type="float">
            <text:p>49525</text:p>
          </table:table-cell>
          <table:table-cell office:value-type="float" office:value="376381" calcext:value-type="float">
            <text:p>376381</text:p>
          </table:table-cell>
          <table:table-cell table:formula="of:=2*([.J13]*[.K13])/([.J13]+[.K13])" office:value-type="float" office:value="0.200296537951411" calcext:value-type="float">
            <text:p>0.200296538</text:p>
          </table:table-cell>
          <table:table-cell office:value-type="string" calcext:value-type="string">
            <text:p>hasWonPrize</text:p>
          </table:table-cell>
          <table:table-cell office:value-type="float" office:value="0.05814402" calcext:value-type="float">
            <text:p>0.05814402</text:p>
          </table:table-cell>
          <table:table-cell office:value-type="float" office:value="0.00770168" calcext:value-type="float">
            <text:p>0.00770168</text:p>
          </table:table-cell>
          <table:table-cell table:style-name="ce4" table:formula="of:=2*([.R13]*[.S13])/([.R13]+[.S13])" office:value-type="float" office:value="0.0136016971785128" calcext:value-type="float">
            <text:p>0.0136016972</text:p>
          </table:table-cell>
          <table:table-cell office:value-type="string" calcext:value-type="string">
            <text:p>hasWonPrize</text:p>
          </table:table-cell>
          <table:table-cell office:value-type="float" office:value="0.05814402" calcext:value-type="float">
            <text:p>0.05814402</text:p>
          </table:table-cell>
          <table:table-cell office:value-type="float" office:value="0.00770168" calcext:value-type="float">
            <text:p>0.00770168</text:p>
          </table:table-cell>
          <table:table-cell table:style-name="ce4" table:formula="of:=2*([.V13]*[.W13])/([.V13]+[.W13])" office:value-type="float" office:value="0.0136016971785128" calcext:value-type="float">
            <text:p>0.0136016972</text:p>
          </table:table-cell>
          <table:table-cell office:value-type="string" calcext:value-type="string">
            <text:p>hasWonPriz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3]*[.AA13])/([.Z13]+[.AA13])" office:value-type="string" office:string-value="#DIV/0!" calcext:value-type="error">
            <text:p>#DIV/0!</text:p>
          </table:table-cell>
          <table:table-cell office:value-type="string" calcext:value-type="string">
            <text:p>hasWonPriz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3]*[.AE13])/([.AD13]+[.AE13])" office:value-type="string" office:string-value="#DIV/0!" calcext:value-type="error">
            <text:p>#DIV/0!</text:p>
          </table:table-cell>
        </table:table-row>
        <table:table-row table:style-name="ro1">
          <table:table-cell office:value-type="string" calcext:value-type="string">
            <text:p>holdsPoliticalPosition</text:p>
          </table:table-cell>
          <table:table-cell office:value-type="float" office:value="0.01294201" calcext:value-type="float">
            <text:p>0.01294201</text:p>
          </table:table-cell>
          <table:table-cell office:value-type="float" office:value="0.80916667" calcext:value-type="float">
            <text:p>0.80916667</text:p>
          </table:table-cell>
          <table:table-cell office:value-type="float" office:value="971" calcext:value-type="float">
            <text:p>971</text:p>
          </table:table-cell>
          <table:table-cell office:value-type="float" office:value="229" calcext:value-type="float">
            <text:p>229</text:p>
          </table:table-cell>
          <table:table-cell office:value-type="float" office:value="74056" calcext:value-type="float">
            <text:p>74056</text:p>
          </table:table-cell>
          <table:table-cell office:value-type="float" office:value="359996" calcext:value-type="float">
            <text:p>359996</text:p>
          </table:table-cell>
          <table:table-cell table:formula="of:=2*([.B14]*[.C14])/([.B14]+[.C14])" office:value-type="float" office:value="0.0254765419452978" calcext:value-type="float">
            <text:p>0.0254765419</text:p>
          </table:table-cell>
          <table:table-cell table:formula="of:=[.D14]+[.E14]" office:value-type="float" office:value="1200" calcext:value-type="float">
            <text:p>1200</text:p>
          </table:table-cell>
          <table:table-cell office:value-type="float" office:value="0.00918119" calcext:value-type="float">
            <text:p>0.00918119</text:p>
          </table:table-cell>
          <table:table-cell office:value-type="float" office:value="0.93916667" calcext:value-type="float">
            <text:p>0.93916667</text:p>
          </table:table-cell>
          <table:table-cell office:value-type="float" office:value="1127" calcext:value-type="float">
            <text:p>1127</text:p>
          </table:table-cell>
          <table:table-cell office:value-type="float" office:value="73" calcext:value-type="float">
            <text:p>73</text:p>
          </table:table-cell>
          <table:table-cell office:value-type="float" office:value="121624" calcext:value-type="float">
            <text:p>121624</text:p>
          </table:table-cell>
          <table:table-cell office:value-type="float" office:value="312428" calcext:value-type="float">
            <text:p>312428</text:p>
          </table:table-cell>
          <table:table-cell table:formula="of:=2*([.J14]*[.K14])/([.J14]+[.K14])" office:value-type="float" office:value="0.0181846092612837" calcext:value-type="float">
            <text:p>0.0181846093</text:p>
          </table:table-cell>
          <table:table-cell office:value-type="string" calcext:value-type="string">
            <text:p>holdsPoliticalPosition</text:p>
          </table:table-cell>
          <table:table-cell office:value-type="float" office:value="0.05298064" calcext:value-type="float">
            <text:p>0.05298064</text:p>
          </table:table-cell>
          <table:table-cell office:value-type="float" office:value="0.66710892" calcext:value-type="float">
            <text:p>0.66710892</text:p>
          </table:table-cell>
          <table:table-cell table:style-name="ce4" table:formula="of:=2*([.R14]*[.S14])/([.R14]+[.S14])" office:value-type="float" office:value="0.0981651713748184" calcext:value-type="float">
            <text:p>0.0981651714</text:p>
          </table:table-cell>
          <table:table-cell office:value-type="string" calcext:value-type="string">
            <text:p>holdsPoliticalPosition</text:p>
          </table:table-cell>
          <table:table-cell office:value-type="float" office:value="0.02705757" calcext:value-type="float">
            <text:p>0.02705757</text:p>
          </table:table-cell>
          <table:table-cell office:value-type="float" office:value="0.77389069" calcext:value-type="float">
            <text:p>0.77389069</text:p>
          </table:table-cell>
          <table:table-cell table:style-name="ce4" table:formula="of:=2*([.V14]*[.W14])/([.V14]+[.W14])" office:value-type="float" office:value="0.0522870266726675" calcext:value-type="float">
            <text:p>0.0522870267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4]*[.AA14])/([.Z14]+[.AA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4]*[.AE14])/([.AD14]+[.AE14])" office:value-type="string" office:string-value="#DIV/0!" calcext:value-type="error">
            <text:p>#DIV/0!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office:value-type="float" office:value="0.0133589" calcext:value-type="float">
            <text:p>0.0133589</text:p>
          </table:table-cell>
          <table:table-cell office:value-type="float" office:value="0.87148936" calcext:value-type="float">
            <text:p>0.87148936</text:p>
          </table:table-cell>
          <table:table-cell office:value-type="float" office:value="1024" calcext:value-type="float">
            <text:p>1024</text:p>
          </table:table-cell>
          <table:table-cell office:value-type="float" office:value="151" calcext:value-type="float">
            <text:p>151</text:p>
          </table:table-cell>
          <table:table-cell office:value-type="float" office:value="75629" calcext:value-type="float">
            <text:p>75629</text:p>
          </table:table-cell>
          <table:table-cell office:value-type="float" office:value="358448" calcext:value-type="float">
            <text:p>358448</text:p>
          </table:table-cell>
          <table:table-cell table:formula="of:=2*([.B15]*[.C15])/([.B15]+[.C15])" office:value-type="float" office:value="0.0263144309314774" calcext:value-type="float">
            <text:p>0.0263144309</text:p>
          </table:table-cell>
          <table:table-cell table:formula="of:=[.D15]+[.E15]" office:value-type="float" office:value="1175" calcext:value-type="float">
            <text:p>1175</text:p>
          </table:table-cell>
          <table:table-cell office:value-type="float" office:value="0.00724997" calcext:value-type="float">
            <text:p>0.00724997</text:p>
          </table:table-cell>
          <table:table-cell office:value-type="float" office:value="0.97191489" calcext:value-type="float">
            <text:p>0.97191489</text:p>
          </table:table-cell>
          <table:table-cell office:value-type="float" office:value="1142" calcext:value-type="float">
            <text:p>1142</text:p>
          </table:table-cell>
          <table:table-cell office:value-type="float" office:value="33" calcext:value-type="float">
            <text:p>33</text:p>
          </table:table-cell>
          <table:table-cell office:value-type="float" office:value="156376" calcext:value-type="float">
            <text:p>156376</text:p>
          </table:table-cell>
          <table:table-cell office:value-type="float" office:value="277701" calcext:value-type="float">
            <text:p>277701</text:p>
          </table:table-cell>
          <table:table-cell table:formula="of:=2*([.J15]*[.K15])/([.J15]+[.K15])" office:value-type="float" office:value="0.0143925789882887" calcext:value-type="float">
            <text:p>0.014392579</text:p>
          </table:table-cell>
          <table:table-cell office:value-type="string" calcext:value-type="string">
            <text:p>influences</text:p>
          </table:table-cell>
          <table:table-cell office:value-type="float" office:value="0.08219124" calcext:value-type="float">
            <text:p>0.08219124</text:p>
          </table:table-cell>
          <table:table-cell office:value-type="float" office:value="0.57829684" calcext:value-type="float">
            <text:p>0.57829684</text:p>
          </table:table-cell>
          <table:table-cell table:style-name="ce4" table:formula="of:=2*([.R15]*[.S15])/([.R15]+[.S15])" office:value-type="float" office:value="0.143926698473291" calcext:value-type="float">
            <text:p>0.1439266985</text:p>
          </table:table-cell>
          <table:table-cell office:value-type="string" calcext:value-type="string">
            <text:p>influences</text:p>
          </table:table-cell>
          <table:table-cell office:value-type="float" office:value="0.03831869" calcext:value-type="float">
            <text:p>0.03831869</text:p>
          </table:table-cell>
          <table:table-cell office:value-type="float" office:value="0.7277313" calcext:value-type="float">
            <text:p>0.7277313</text:p>
          </table:table-cell>
          <table:table-cell table:style-name="ce4" table:formula="of:=2*([.V15]*[.W15])/([.V15]+[.W15])" office:value-type="float" office:value="0.0728038912656262" calcext:value-type="float">
            <text:p>0.0728038913</text:p>
          </table:table-cell>
          <table:table-cell office:value-type="string" calcext:value-type="string">
            <text:p>influences</text:p>
          </table:table-cell>
          <table:table-cell office:value-type="float" office:value="0.2" calcext:value-type="float">
            <text:p>0.2</text:p>
          </table:table-cell>
          <table:table-cell office:value-type="float" office:value="0.00276575" calcext:value-type="float">
            <text:p>0.00276575</text:p>
          </table:table-cell>
          <table:table-cell table:style-name="ce4" table:formula="of:=2*([.Z15]*[.AA15])/([.Z15]+[.AA15])" office:value-type="float" office:value="0.00545604965335615" calcext:value-type="float">
            <text:p>0.0054560497</text:p>
          </table:table-cell>
          <table:table-cell office:value-type="string" calcext:value-type="string">
            <text:p>influences</text:p>
          </table:table-cell>
          <table:table-cell office:value-type="float" office:value="0.2" calcext:value-type="float">
            <text:p>0.2</text:p>
          </table:table-cell>
          <table:table-cell office:value-type="float" office:value="0.00276575" calcext:value-type="float">
            <text:p>0.00276575</text:p>
          </table:table-cell>
          <table:table-cell table:style-name="ce4" table:formula="of:=2*([.AD15]*[.AE15])/([.AD15]+[.AE15])" office:value-type="float" office:value="0.00545604965335615" calcext:value-type="float">
            <text:p>0.0054560497</text:p>
          </table:table-cell>
        </table:table-row>
        <table:table-row table:style-name="ro1">
          <table:table-cell office:value-type="string" calcext:value-type="string">
            <text:p>isCitizenOf</text:p>
          </table:table-cell>
          <table:table-cell office:value-type="float" office:value="0.11685759" calcext:value-type="float">
            <text:p>0.11685759</text:p>
          </table:table-cell>
          <table:table-cell office:value-type="float" office:value="0.10252751" calcext:value-type="float">
            <text:p>0.10252751</text:p>
          </table:table-cell>
          <table:table-cell office:value-type="float" office:value="1724" calcext:value-type="float">
            <text:p>1724</text:p>
          </table:table-cell>
          <table:table-cell office:value-type="float" office:value="15091" calcext:value-type="float">
            <text:p>15091</text:p>
          </table:table-cell>
          <table:table-cell office:value-type="float" office:value="13029" calcext:value-type="float">
            <text:p>13029</text:p>
          </table:table-cell>
          <table:table-cell office:value-type="float" office:value="405408" calcext:value-type="float">
            <text:p>405408</text:p>
          </table:table-cell>
          <table:table-cell table:formula="of:=2*([.B16]*[.C16])/([.B16]+[.C16])" office:value-type="float" office:value="0.109224534640693" calcext:value-type="float">
            <text:p>0.1092245346</text:p>
          </table:table-cell>
          <table:table-cell table:formula="of:=[.D16]+[.E16]" office:value-type="float" office:value="16815" calcext:value-type="float">
            <text:p>16815</text:p>
          </table:table-cell>
          <table:table-cell office:value-type="float" office:value="0.09079634" calcext:value-type="float">
            <text:p>0.09079634</text:p>
          </table:table-cell>
          <table:table-cell office:value-type="float" office:value="0.3352364" calcext:value-type="float">
            <text:p>0.3352364</text:p>
          </table:table-cell>
          <table:table-cell office:value-type="float" office:value="5637" calcext:value-type="float">
            <text:p>5637</text:p>
          </table:table-cell>
          <table:table-cell office:value-type="float" office:value="11178" calcext:value-type="float">
            <text:p>11178</text:p>
          </table:table-cell>
          <table:table-cell office:value-type="float" office:value="56447" calcext:value-type="float">
            <text:p>56447</text:p>
          </table:table-cell>
          <table:table-cell office:value-type="float" office:value="361990" calcext:value-type="float">
            <text:p>361990</text:p>
          </table:table-cell>
          <table:table-cell table:formula="of:=2*([.J16]*[.K16])/([.J16]+[.K16])" office:value-type="float" office:value="0.142891544695725" calcext:value-type="float">
            <text:p>0.1428915447</text:p>
          </table:table-cell>
          <table:table-cell office:value-type="string" calcext:value-type="string">
            <text:p>isCitizenOf</text:p>
          </table:table-cell>
          <table:table-cell office:value-type="float" office:value="0.14793092" calcext:value-type="float">
            <text:p>0.14793092</text:p>
          </table:table-cell>
          <table:table-cell office:value-type="float" office:value="0.08528788" calcext:value-type="float">
            <text:p>0.08528788</text:p>
          </table:table-cell>
          <table:table-cell table:style-name="ce4" table:formula="of:=2*([.R16]*[.S16])/([.R16]+[.S16])" office:value-type="float" office:value="0.10819637656355" calcext:value-type="float">
            <text:p>0.1081963766</text:p>
          </table:table-cell>
          <table:table-cell office:value-type="string" calcext:value-type="string">
            <text:p>isCitizenOf</text:p>
          </table:table-cell>
          <table:table-cell office:value-type="float" office:value="0.11701311" calcext:value-type="float">
            <text:p>0.11701311</text:p>
          </table:table-cell>
          <table:table-cell office:value-type="float" office:value="0.10235469" calcext:value-type="float">
            <text:p>0.10235469</text:p>
          </table:table-cell>
          <table:table-cell table:style-name="ce4" table:formula="of:=2*([.V16]*[.W16])/([.V16]+[.W16])" office:value-type="float" office:value="0.109194153380632" calcext:value-type="float">
            <text:p>0.1091941534</text:p>
          </table:table-cell>
          <table:table-cell office:value-type="string" calcext:value-type="string">
            <text:p>isCitizenOf</text:p>
          </table:table-cell>
          <table:table-cell office:value-type="float" office:value="0.53833333" calcext:value-type="float">
            <text:p>0.53833333</text:p>
          </table:table-cell>
          <table:table-cell office:value-type="float" office:value="0.00106727" calcext:value-type="float">
            <text:p>0.00106727</text:p>
          </table:table-cell>
          <table:table-cell table:style-name="ce4" table:formula="of:=2*([.Z16]*[.AA16])/([.Z16]+[.AA16])" office:value-type="float" office:value="0.00213031655177655" calcext:value-type="float">
            <text:p>0.0021303166</text:p>
          </table:table-cell>
          <table:table-cell office:value-type="string" calcext:value-type="string">
            <text:p>isCitizenOf</text:p>
          </table:table-cell>
          <table:table-cell office:value-type="float" office:value="0.53833333" calcext:value-type="float">
            <text:p>0.53833333</text:p>
          </table:table-cell>
          <table:table-cell office:value-type="float" office:value="0.00106727" calcext:value-type="float">
            <text:p>0.00106727</text:p>
          </table:table-cell>
          <table:table-cell table:style-name="ce4" table:formula="of:=2*([.AD16]*[.AE16])/([.AD16]+[.AE16])" office:value-type="float" office:value="0.00213031655177655" calcext:value-type="float">
            <text:p>0.0021303166</text:p>
          </table:table-cell>
        </table:table-row>
        <table:table-row table:style-name="ro1">
          <table:table-cell office:value-type="string" calcext:value-type="string">
            <text:p>isKnownFor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.56410256" calcext:value-type="float">
            <text:p>0.5641025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2027" calcext:value-type="float">
            <text:p>52027</text:p>
          </table:table-cell>
          <table:table-cell office:value-type="float" office:value="383147" calcext:value-type="float">
            <text:p>383147</text:p>
          </table:table-cell>
          <table:table-cell table:formula="of:=2*([.B17]*[.C17])/([.B17]+[.C17])" office:value-type="float" office:value="0.00168747224326449" calcext:value-type="float">
            <text:p>0.0016874722</text:p>
          </table:table-cell>
          <table:table-cell table:formula="of:=[.D17]+[.E17]" office:value-type="float" office:value="78" calcext:value-type="float">
            <text:p>78</text:p>
          </table:table-cell>
          <table:table-cell office:value-type="float" office:value="0.00044448" calcext:value-type="float">
            <text:p>0.00044448</text:p>
          </table:table-cell>
          <table:table-cell office:value-type="float" office:value="0.97435897" calcext:value-type="float">
            <text:p>0.9743589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70912" calcext:value-type="float">
            <text:p>170912</text:p>
          </table:table-cell>
          <table:table-cell office:value-type="float" office:value="264262" calcext:value-type="float">
            <text:p>264262</text:p>
          </table:table-cell>
          <table:table-cell table:formula="of:=2*([.J17]*[.K17])/([.J17]+[.K17])" office:value-type="float" office:value="0.000888554661938466" calcext:value-type="float">
            <text:p>0.0008885547</text:p>
          </table:table-cell>
          <table:table-cell office:value-type="string" calcext:value-type="string">
            <text:p>isKnownFor</text:p>
          </table:table-cell>
          <table:table-cell office:value-type="float" office:value="0.00132194" calcext:value-type="float">
            <text:p>0.00132194</text:p>
          </table:table-cell>
          <table:table-cell office:value-type="float" office:value="0.46710526" calcext:value-type="float">
            <text:p>0.46710526</text:p>
          </table:table-cell>
          <table:table-cell table:style-name="ce4" table:formula="of:=2*([.R17]*[.S17])/([.R17]+[.S17])" office:value-type="float" office:value="0.0026364187536693" calcext:value-type="float">
            <text:p>0.0026364188</text:p>
          </table:table-cell>
          <table:table-cell office:value-type="string" calcext:value-type="string">
            <text:p>isKnownFor</text:p>
          </table:table-cell>
          <table:table-cell office:value-type="float" office:value="0.0008551" calcext:value-type="float">
            <text:p>0.0008551</text:p>
          </table:table-cell>
          <table:table-cell office:value-type="float" office:value="0.53815789" calcext:value-type="float">
            <text:p>0.53815789</text:p>
          </table:table-cell>
          <table:table-cell table:style-name="ce4" table:formula="of:=2*([.V17]*[.W17])/([.V17]+[.W17])" office:value-type="float" office:value="0.00170748690764948" calcext:value-type="float">
            <text:p>0.0017074869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7]*[.AA17])/([.Z17]+[.AA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7]*[.AE17])/([.AD17]+[.AE17])" office:value-type="string" office:string-value="#DIV/0!" calcext:value-type="error">
            <text:p>#DIV/0!</text:p>
          </table:table-cell>
        </table:table-row>
        <table:table-row table:style-name="ro1">
          <table:table-cell office:value-type="string" calcext:value-type="string">
            <text:p>isLeaderOf</text:p>
          </table:table-cell>
          <table:table-cell office:value-type="float" office:value="0.03390773" calcext:value-type="float">
            <text:p>0.03390773</text:p>
          </table:table-cell>
          <table:table-cell office:value-type="float" office:value="0.03699212" calcext:value-type="float">
            <text:p>0.03699212</text:p>
          </table:table-cell>
          <table:table-cell office:value-type="float" office:value="61" calcext:value-type="float">
            <text:p>61</text:p>
          </table:table-cell>
          <table:table-cell office:value-type="float" office:value="1588" calcext:value-type="float">
            <text:p>1588</text:p>
          </table:table-cell>
          <table:table-cell office:value-type="float" office:value="1738" calcext:value-type="float">
            <text:p>1738</text:p>
          </table:table-cell>
          <table:table-cell office:value-type="float" office:value="431865" calcext:value-type="float">
            <text:p>431865</text:p>
          </table:table-cell>
          <table:table-cell table:formula="of:=2*([.B18]*[.C18])/([.B18]+[.C18])" office:value-type="float" office:value="0.0353828341551527" calcext:value-type="float">
            <text:p>0.0353828342</text:p>
          </table:table-cell>
          <table:table-cell table:formula="of:=[.D18]+[.E18]" office:value-type="float" office:value="1649" calcext:value-type="float">
            <text:p>1649</text:p>
          </table:table-cell>
          <table:table-cell office:value-type="float" office:value="0.01117537" calcext:value-type="float">
            <text:p>0.01117537</text:p>
          </table:table-cell>
          <table:table-cell office:value-type="float" office:value="0.76167374" calcext:value-type="float">
            <text:p>0.76167374</text:p>
          </table:table-cell>
          <table:table-cell office:value-type="float" office:value="1256" calcext:value-type="float">
            <text:p>1256</text:p>
          </table:table-cell>
          <table:table-cell office:value-type="float" office:value="393" calcext:value-type="float">
            <text:p>393</text:p>
          </table:table-cell>
          <table:table-cell office:value-type="float" office:value="111134" calcext:value-type="float">
            <text:p>111134</text:p>
          </table:table-cell>
          <table:table-cell office:value-type="float" office:value="322469" calcext:value-type="float">
            <text:p>322469</text:p>
          </table:table-cell>
          <table:table-cell table:formula="of:=2*([.J18]*[.K18])/([.J18]+[.K18])" office:value-type="float" office:value="0.0220275491131349" calcext:value-type="float">
            <text:p>0.0220275491</text:p>
          </table:table-cell>
          <table:table-cell office:value-type="string" calcext:value-type="string">
            <text:p>isLeaderOf</text:p>
          </table:table-cell>
          <table:table-cell office:value-type="float" office:value="0.03388106" calcext:value-type="float">
            <text:p>0.03388106</text:p>
          </table:table-cell>
          <table:table-cell office:value-type="float" office:value="0.03739068" calcext:value-type="float">
            <text:p>0.03739068</text:p>
          </table:table-cell>
          <table:table-cell table:style-name="ce4" table:formula="of:=2*([.R18]*[.S18])/([.R18]+[.S18])" office:value-type="float" office:value="0.0355494582430792" calcext:value-type="float">
            <text:p>0.0355494582</text:p>
          </table:table-cell>
          <table:table-cell office:value-type="string" calcext:value-type="string">
            <text:p>isLeaderOf</text:p>
          </table:table-cell>
          <table:table-cell office:value-type="float" office:value="0.03388106" calcext:value-type="float">
            <text:p>0.03388106</text:p>
          </table:table-cell>
          <table:table-cell office:value-type="float" office:value="0.03739068" calcext:value-type="float">
            <text:p>0.03739068</text:p>
          </table:table-cell>
          <table:table-cell table:style-name="ce4" table:formula="of:=2*([.V18]*[.W18])/([.V18]+[.W18])" office:value-type="float" office:value="0.0355494582430792" calcext:value-type="float">
            <text:p>0.0355494582</text:p>
          </table:table-cell>
          <table:table-cell office:value-type="string" calcext:value-type="string">
            <text:p>isLeaderOf</text:p>
          </table:table-cell>
          <table:table-cell office:value-type="float" office:value="0.4" calcext:value-type="float">
            <text:p>0.4</text:p>
          </table:table-cell>
          <table:table-cell office:value-type="float" office:value="0.00122739" calcext:value-type="float">
            <text:p>0.00122739</text:p>
          </table:table-cell>
          <table:table-cell table:style-name="ce4" table:formula="of:=2*([.Z18]*[.AA18])/([.Z18]+[.AA18])" office:value-type="float" office:value="0.00244727061131096" calcext:value-type="float">
            <text:p>0.0024472706</text:p>
          </table:table-cell>
          <table:table-cell office:value-type="string" calcext:value-type="string">
            <text:p>isLeaderOf</text:p>
          </table:table-cell>
          <table:table-cell office:value-type="float" office:value="0.4" calcext:value-type="float">
            <text:p>0.4</text:p>
          </table:table-cell>
          <table:table-cell office:value-type="float" office:value="0.00122739" calcext:value-type="float">
            <text:p>0.00122739</text:p>
          </table:table-cell>
          <table:table-cell table:style-name="ce4" table:formula="of:=2*([.AD18]*[.AE18])/([.AD18]+[.AE18])" office:value-type="float" office:value="0.00244727061131096" calcext:value-type="float">
            <text:p>0.0024472706</text:p>
          </table:table-cell>
        </table:table-row>
        <table:table-row table:style-name="ro1">
          <table:table-cell office:value-type="string" calcext:value-type="string">
            <text:p>isLocatedIn</text:p>
          </table:table-cell>
          <table:table-cell office:value-type="float" office:value="0.70269356" calcext:value-type="float">
            <text:p>0.70269356</text:p>
          </table:table-cell>
          <table:table-cell office:value-type="float" office:value="0.78135345" calcext:value-type="float">
            <text:p>0.78135345</text:p>
          </table:table-cell>
          <table:table-cell office:value-type="float" office:value="178676" calcext:value-type="float">
            <text:p>178676</text:p>
          </table:table-cell>
          <table:table-cell office:value-type="float" office:value="49999" calcext:value-type="float">
            <text:p>49999</text:p>
          </table:table-cell>
          <table:table-cell office:value-type="float" office:value="75597" calcext:value-type="float">
            <text:p>75597</text:p>
          </table:table-cell>
          <table:table-cell office:value-type="float" office:value="130980" calcext:value-type="float">
            <text:p>130980</text:p>
          </table:table-cell>
          <table:table-cell table:formula="of:=2*([.B19]*[.C19])/([.B19]+[.C19])" office:value-type="float" office:value="0.739938874845726" calcext:value-type="float">
            <text:p>0.7399388748</text:p>
          </table:table-cell>
          <table:table-cell table:formula="of:=[.D19]+[.E19]" office:value-type="float" office:value="228675" calcext:value-type="float">
            <text:p>228675</text:p>
          </table:table-cell>
          <table:table-cell office:value-type="float" office:value="0.60630883" calcext:value-type="float">
            <text:p>0.60630883</text:p>
          </table:table-cell>
          <table:table-cell office:value-type="float" office:value="0.80985678" calcext:value-type="float">
            <text:p>0.80985678</text:p>
          </table:table-cell>
          <table:table-cell office:value-type="float" office:value="185194" calcext:value-type="float">
            <text:p>185194</text:p>
          </table:table-cell>
          <table:table-cell office:value-type="float" office:value="43481" calcext:value-type="float">
            <text:p>43481</text:p>
          </table:table-cell>
          <table:table-cell office:value-type="float" office:value="120251" calcext:value-type="float">
            <text:p>120251</text:p>
          </table:table-cell>
          <table:table-cell office:value-type="float" office:value="86326" calcext:value-type="float">
            <text:p>86326</text:p>
          </table:table-cell>
          <table:table-cell table:formula="of:=2*([.J19]*[.K19])/([.J19]+[.K19])" office:value-type="float" office:value="0.693454654289151" calcext:value-type="float">
            <text:p>0.6934546543</text:p>
          </table:table-cell>
          <table:table-cell office:value-type="string" calcext:value-type="string">
            <text:p>isLocatedIn</text:p>
          </table:table-cell>
          <table:table-cell office:value-type="float" office:value="0.95194349" calcext:value-type="float">
            <text:p>0.95194349</text:p>
          </table:table-cell>
          <table:table-cell office:value-type="float" office:value="0.00806798" calcext:value-type="float">
            <text:p>0.00806798</text:p>
          </table:table-cell>
          <table:table-cell table:style-name="ce4" table:formula="of:=2*([.R19]*[.S19])/([.R19]+[.S19])" office:value-type="float" office:value="0.0160003526592244" calcext:value-type="float">
            <text:p>0.0160003527</text:p>
          </table:table-cell>
          <table:table-cell office:value-type="string" calcext:value-type="string">
            <text:p>isLocatedIn</text:p>
          </table:table-cell>
          <table:table-cell office:value-type="float" office:value="0.97337042" calcext:value-type="float">
            <text:p>0.97337042</text:p>
          </table:table-cell>
          <table:table-cell office:value-type="float" office:value="0.51401336" calcext:value-type="float">
            <text:p>0.51401336</text:p>
          </table:table-cell>
          <table:table-cell table:style-name="ce4" table:formula="of:=2*([.V19]*[.W19])/([.V19]+[.W19])" office:value-type="float" office:value="0.672758983708712" calcext:value-type="float">
            <text:p>0.6727589837</text:p>
          </table:table-cell>
          <table:table-cell office:value-type="string" calcext:value-type="string">
            <text:p>isLocatedIn</text:p>
          </table:table-cell>
          <table:table-cell office:value-type="float" office:value="0.89203589" calcext:value-type="float">
            <text:p>0.89203589</text:p>
          </table:table-cell>
          <table:table-cell office:value-type="float" office:value="0.73993582" calcext:value-type="float">
            <text:p>0.73993582</text:p>
          </table:table-cell>
          <table:table-cell table:style-name="ce4" table:formula="of:=2*([.Z19]*[.AA19])/([.Z19]+[.AA19])" office:value-type="float" office:value="0.808897977449106" calcext:value-type="float">
            <text:p>0.8088979774</text:p>
          </table:table-cell>
          <table:table-cell office:value-type="string" calcext:value-type="string">
            <text:p>isLocatedIn</text:p>
          </table:table-cell>
          <table:table-cell office:value-type="float" office:value="0.89203589" calcext:value-type="float">
            <text:p>0.89203589</text:p>
          </table:table-cell>
          <table:table-cell office:value-type="float" office:value="0.73993582" calcext:value-type="float">
            <text:p>0.73993582</text:p>
          </table:table-cell>
          <table:table-cell table:style-name="ce4" table:formula="of:=2*([.AD19]*[.AE19])/([.AD19]+[.AE19])" office:value-type="float" office:value="0.808897977449106" calcext:value-type="float">
            <text:p>0.8088979774</text:p>
          </table:table-cell>
        </table:table-row>
        <table:table-row table:style-name="ro1">
          <table:table-cell office:value-type="string" calcext:value-type="string">
            <text:p>isMarriedTo</text:p>
          </table:table-cell>
          <table:table-cell office:value-type="float" office:value="0.02479431" calcext:value-type="float">
            <text:p>0.02479431</text:p>
          </table:table-cell>
          <table:table-cell office:value-type="float" office:value="0.69752926" calcext:value-type="float">
            <text:p>0.69752926</text:p>
          </table:table-cell>
          <table:table-cell office:value-type="float" office:value="2682" calcext:value-type="float">
            <text:p>2682</text:p>
          </table:table-cell>
          <table:table-cell office:value-type="float" office:value="1163" calcext:value-type="float">
            <text:p>1163</text:p>
          </table:table-cell>
          <table:table-cell office:value-type="float" office:value="105488" calcext:value-type="float">
            <text:p>105488</text:p>
          </table:table-cell>
          <table:table-cell office:value-type="float" office:value="325919" calcext:value-type="float">
            <text:p>325919</text:p>
          </table:table-cell>
          <table:table-cell table:formula="of:=2*([.B20]*[.C20])/([.B20]+[.C20])" office:value-type="float" office:value="0.04788645262264" calcext:value-type="float">
            <text:p>0.0478864526</text:p>
          </table:table-cell>
          <table:table-cell table:formula="of:=[.D20]+[.E20]" office:value-type="float" office:value="3845" calcext:value-type="float">
            <text:p>3845</text:p>
          </table:table-cell>
          <table:table-cell office:value-type="float" office:value="0.0190393" calcext:value-type="float">
            <text:p>0.0190393</text:p>
          </table:table-cell>
          <table:table-cell office:value-type="float" office:value="0.98075423" calcext:value-type="float">
            <text:p>0.98075423</text:p>
          </table:table-cell>
          <table:table-cell office:value-type="float" office:value="3771" calcext:value-type="float">
            <text:p>3771</text:p>
          </table:table-cell>
          <table:table-cell office:value-type="float" office:value="74" calcext:value-type="float">
            <text:p>74</text:p>
          </table:table-cell>
          <table:table-cell office:value-type="float" office:value="194293" calcext:value-type="float">
            <text:p>194293</text:p>
          </table:table-cell>
          <table:table-cell office:value-type="float" office:value="237114" calcext:value-type="float">
            <text:p>237114</text:p>
          </table:table-cell>
          <table:table-cell table:formula="of:=2*([.J20]*[.K20])/([.J20]+[.K20])" office:value-type="float" office:value="0.037353460391445" calcext:value-type="float">
            <text:p>0.0373534604</text:p>
          </table:table-cell>
          <table:table-cell office:value-type="string" calcext:value-type="string">
            <text:p>isMarriedTo</text:p>
          </table:table-cell>
          <table:table-cell office:value-type="float" office:value="0.2582093" calcext:value-type="float">
            <text:p>0.2582093</text:p>
          </table:table-cell>
          <table:table-cell office:value-type="float" office:value="0.29617926" calcext:value-type="float">
            <text:p>0.29617926</text:p>
          </table:table-cell>
          <table:table-cell table:style-name="ce4" table:formula="of:=2*([.R20]*[.S20])/([.R20]+[.S20])" office:value-type="float" office:value="0.275894002571474" calcext:value-type="float">
            <text:p>0.2758940026</text:p>
          </table:table-cell>
          <table:table-cell office:value-type="string" calcext:value-type="string">
            <text:p>isMarriedTo</text:p>
          </table:table-cell>
          <table:table-cell office:value-type="float" office:value="0.11654668" calcext:value-type="float">
            <text:p>0.11654668</text:p>
          </table:table-cell>
          <table:table-cell office:value-type="float" office:value="0.42798888" calcext:value-type="float">
            <text:p>0.42798888</text:p>
          </table:table-cell>
          <table:table-cell table:style-name="ce4" table:formula="of:=2*([.V20]*[.W20])/([.V20]+[.W20])" office:value-type="float" office:value="0.183204501983005" calcext:value-type="float">
            <text:p>0.183204502</text:p>
          </table:table-cell>
          <table:table-cell office:value-type="string" calcext:value-type="string">
            <text:p>isMarriedTo</text:p>
          </table:table-cell>
          <table:table-cell office:value-type="float" office:value="0.7188172" calcext:value-type="float">
            <text:p>0.7188172</text:p>
          </table:table-cell>
          <table:table-cell office:value-type="float" office:value="0.01697464" calcext:value-type="float">
            <text:p>0.01697464</text:p>
          </table:table-cell>
          <table:table-cell table:style-name="ce4" table:formula="of:=2*([.Z20]*[.AA20])/([.Z20]+[.AA20])" office:value-type="float" office:value="0.0331660736977132" calcext:value-type="float">
            <text:p>0.0331660737</text:p>
          </table:table-cell>
          <table:table-cell office:value-type="string" calcext:value-type="string">
            <text:p>isMarriedTo</text:p>
          </table:table-cell>
          <table:table-cell office:value-type="float" office:value="0.7188172" calcext:value-type="float">
            <text:p>0.7188172</text:p>
          </table:table-cell>
          <table:table-cell office:value-type="float" office:value="0.01697464" calcext:value-type="float">
            <text:p>0.01697464</text:p>
          </table:table-cell>
          <table:table-cell table:style-name="ce4" table:formula="of:=2*([.AD20]*[.AE20])/([.AD20]+[.AE20])" office:value-type="float" office:value="0.0331660736977132" calcext:value-type="float">
            <text:p>0.0331660737</text:p>
          </table:table-cell>
        </table:table-row>
        <table:table-row table:style-name="ro1">
          <table:table-cell office:value-type="string" calcext:value-type="string">
            <text:p>isPoliticianOf</text:p>
          </table:table-cell>
          <table:table-cell office:value-type="float" office:value="0.01022704" calcext:value-type="float">
            <text:p>0.01022704</text:p>
          </table:table-cell>
          <table:table-cell office:value-type="float" office:value="0.29411765" calcext:value-type="float">
            <text:p>0.2941176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839" calcext:value-type="float">
            <text:p>4839</text:p>
          </table:table-cell>
          <table:table-cell office:value-type="float" office:value="430243" calcext:value-type="float">
            <text:p>430243</text:p>
          </table:table-cell>
          <table:table-cell table:formula="of:=2*([.B21]*[.C21])/([.B21]+[.C21])" office:value-type="float" office:value="0.0197667517790831" calcext:value-type="float">
            <text:p>0.0197667518</text:p>
          </table:table-cell>
          <table:table-cell table:formula="of:=[.D21]+[.E21]" office:value-type="float" office:value="170" calcext:value-type="float">
            <text:p>170</text:p>
          </table:table-cell>
          <table:table-cell office:value-type="float" office:value="0.00286901" calcext:value-type="float">
            <text:p>0.00286901</text:p>
          </table:table-cell>
          <table:table-cell office:value-type="float" office:value="0.85294118" calcext:value-type="float">
            <text:p>0.85294118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0395" calcext:value-type="float">
            <text:p>50395</text:p>
          </table:table-cell>
          <table:table-cell office:value-type="float" office:value="384687" calcext:value-type="float">
            <text:p>384687</text:p>
          </table:table-cell>
          <table:table-cell table:formula="of:=2*([.J21]*[.K21])/([.J21]+[.K21])" office:value-type="float" office:value="0.00571878391593304" calcext:value-type="float">
            <text:p>0.0057187839</text:p>
          </table:table-cell>
          <table:table-cell office:value-type="string" calcext:value-type="string">
            <text:p>isPoliticianOf</text:p>
          </table:table-cell>
          <table:table-cell office:value-type="float" office:value="0.00994975" calcext:value-type="float">
            <text:p>0.00994975</text:p>
          </table:table-cell>
          <table:table-cell office:value-type="float" office:value="0.27616066" calcext:value-type="float">
            <text:p>0.27616066</text:p>
          </table:table-cell>
          <table:table-cell table:style-name="ce4" table:formula="of:=2*([.R21]*[.S21])/([.R21]+[.S21])" office:value-type="float" office:value="0.0192074767697897" calcext:value-type="float">
            <text:p>0.0192074768</text:p>
          </table:table-cell>
          <table:table-cell office:value-type="string" calcext:value-type="string">
            <text:p>isPoliticianOf</text:p>
          </table:table-cell>
          <table:table-cell office:value-type="float" office:value="0.00994975" calcext:value-type="float">
            <text:p>0.00994975</text:p>
          </table:table-cell>
          <table:table-cell office:value-type="float" office:value="0.27616066" calcext:value-type="float">
            <text:p>0.27616066</text:p>
          </table:table-cell>
          <table:table-cell table:style-name="ce4" table:formula="of:=2*([.V21]*[.W21])/([.V21]+[.W21])" office:value-type="float" office:value="0.0192074767697897" calcext:value-type="float">
            <text:p>0.0192074768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1]*[.AA21])/([.Z21]+[.AA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1]*[.AE21])/([.AD21]+[.AE21])" office:value-type="string" office:string-value="#DIV/0!" calcext:value-type="error">
            <text:p>#DIV/0!</text:p>
          </table:table-cell>
        </table:table-row>
        <table:table-row table:style-name="ro1">
          <table:table-cell office:value-type="string" calcext:value-type="string">
            <text:p>livesIn</text:p>
          </table:table-cell>
          <table:table-cell office:value-type="float" office:value="0.06310879" calcext:value-type="float">
            <text:p>0.06310879</text:p>
          </table:table-cell>
          <table:table-cell office:value-type="float" office:value="0.04928219" calcext:value-type="float">
            <text:p>0.04928219</text:p>
          </table:table-cell>
          <table:table-cell office:value-type="float" office:value="460" calcext:value-type="float">
            <text:p>460</text:p>
          </table:table-cell>
          <table:table-cell office:value-type="float" office:value="8874" calcext:value-type="float">
            <text:p>8874</text:p>
          </table:table-cell>
          <table:table-cell office:value-type="float" office:value="6829" calcext:value-type="float">
            <text:p>6829</text:p>
          </table:table-cell>
          <table:table-cell office:value-type="float" office:value="419089" calcext:value-type="float">
            <text:p>419089</text:p>
          </table:table-cell>
          <table:table-cell table:formula="of:=2*([.B22]*[.C22])/([.B22]+[.C22])" office:value-type="float" office:value="0.0553449997401945" calcext:value-type="float">
            <text:p>0.0553449997</text:p>
          </table:table-cell>
          <table:table-cell table:formula="of:=[.D22]+[.E22]" office:value-type="float" office:value="9334" calcext:value-type="float">
            <text:p>9334</text:p>
          </table:table-cell>
          <table:table-cell office:value-type="float" office:value="0.04767192" calcext:value-type="float">
            <text:p>0.04767192</text:p>
          </table:table-cell>
          <table:table-cell office:value-type="float" office:value="0.65781016" calcext:value-type="float">
            <text:p>0.65781016</text:p>
          </table:table-cell>
          <table:table-cell office:value-type="float" office:value="6140" calcext:value-type="float">
            <text:p>6140</text:p>
          </table:table-cell>
          <table:table-cell office:value-type="float" office:value="3194" calcext:value-type="float">
            <text:p>3194</text:p>
          </table:table-cell>
          <table:table-cell office:value-type="float" office:value="122657" calcext:value-type="float">
            <text:p>122657</text:p>
          </table:table-cell>
          <table:table-cell office:value-type="float" office:value="303261" calcext:value-type="float">
            <text:p>303261</text:p>
          </table:table-cell>
          <table:table-cell table:formula="of:=2*([.J22]*[.K22])/([.J22]+[.K22])" office:value-type="float" office:value="0.0889011194237767" calcext:value-type="float">
            <text:p>0.0889011194</text:p>
          </table:table-cell>
          <table:table-cell office:value-type="string" calcext:value-type="string">
            <text:p>livesIn</text:p>
          </table:table-cell>
          <table:table-cell office:value-type="float" office:value="0.06332361" calcext:value-type="float">
            <text:p>0.06332361</text:p>
          </table:table-cell>
          <table:table-cell office:value-type="float" office:value="0.04928097" calcext:value-type="float">
            <text:p>0.04928097</text:p>
          </table:table-cell>
          <table:table-cell table:style-name="ce4" table:formula="of:=2*([.R22]*[.S22])/([.R22]+[.S22])" office:value-type="float" office:value="0.0554266784655065" calcext:value-type="float">
            <text:p>0.0554266785</text:p>
          </table:table-cell>
          <table:table-cell office:value-type="string" calcext:value-type="string">
            <text:p>livesIn</text:p>
          </table:table-cell>
          <table:table-cell office:value-type="float" office:value="0.06332361" calcext:value-type="float">
            <text:p>0.06332361</text:p>
          </table:table-cell>
          <table:table-cell office:value-type="float" office:value="0.04928097" calcext:value-type="float">
            <text:p>0.04928097</text:p>
          </table:table-cell>
          <table:table-cell table:style-name="ce4" table:formula="of:=2*([.V22]*[.W22])/([.V22]+[.W22])" office:value-type="float" office:value="0.0554266784655065" calcext:value-type="float">
            <text:p>0.0554266785</text:p>
          </table:table-cell>
          <table:table-cell office:value-type="string" calcext:value-type="string">
            <text:p>livesIn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0887" calcext:value-type="float">
            <text:p>0.00010887</text:p>
          </table:table-cell>
          <table:table-cell table:style-name="ce4" table:formula="of:=2*([.Z22]*[.AA22])/([.Z22]+[.AA22])" office:value-type="float" office:value="0.000217266923001856" calcext:value-type="float">
            <text:p>0.0002172669</text:p>
          </table:table-cell>
          <table:table-cell office:value-type="string" calcext:value-type="string">
            <text:p>livesIn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0887" calcext:value-type="float">
            <text:p>0.00010887</text:p>
          </table:table-cell>
          <table:table-cell table:style-name="ce4" table:formula="of:=2*([.AD22]*[.AE22])/([.AD22]+[.AE22])" office:value-type="float" office:value="0.000217266923001856" calcext:value-type="float">
            <text:p>0.0002172669</text:p>
          </table:table-cell>
        </table:table-row>
        <table:table-row table:style-name="ro1">
          <table:table-cell office:value-type="string" calcext:value-type="string">
            <text:p>participatedIn</text:p>
          </table:table-cell>
          <table:table-cell office:value-type="float" office:value="0.01764546" calcext:value-type="float">
            <text:p>0.01764546</text:p>
          </table:table-cell>
          <table:table-cell office:value-type="float" office:value="0.71944444" calcext:value-type="float">
            <text:p>0.71944444</text:p>
          </table:table-cell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float" office:value="14419" calcext:value-type="float">
            <text:p>14419</text:p>
          </table:table-cell>
          <table:table-cell office:value-type="float" office:value="420473" calcext:value-type="float">
            <text:p>420473</text:p>
          </table:table-cell>
          <table:table-cell table:formula="of:=2*([.B23]*[.C23])/([.B23]+[.C23])" office:value-type="float" office:value="0.0344460779838183" calcext:value-type="float">
            <text:p>0.034446078</text:p>
          </table:table-cell>
          <table:table-cell table:formula="of:=[.D23]+[.E23]" office:value-type="float" office:value="360" calcext:value-type="float">
            <text:p>360</text:p>
          </table:table-cell>
          <table:table-cell office:value-type="float" office:value="0.01304112" calcext:value-type="float">
            <text:p>0.01304112</text:p>
          </table:table-cell>
          <table:table-cell office:value-type="float" office:value="0.8" calcext:value-type="float">
            <text:p>0.8</text:p>
          </table:table-cell>
          <table:table-cell office:value-type="float" office:value="288" calcext:value-type="float">
            <text:p>288</text:p>
          </table:table-cell>
          <table:table-cell office:value-type="float" office:value="72" calcext:value-type="float">
            <text:p>72</text:p>
          </table:table-cell>
          <table:table-cell office:value-type="float" office:value="21796" calcext:value-type="float">
            <text:p>21796</text:p>
          </table:table-cell>
          <table:table-cell office:value-type="float" office:value="413096" calcext:value-type="float">
            <text:p>413096</text:p>
          </table:table-cell>
          <table:table-cell table:formula="of:=2*([.J23]*[.K23])/([.J23]+[.K23])" office:value-type="float" office:value="0.0256638827812301" calcext:value-type="float">
            <text:p>0.0256638828</text:p>
          </table:table-cell>
          <table:table-cell office:value-type="string" calcext:value-type="string">
            <text:p>participatedIn</text:p>
          </table:table-cell>
          <table:table-cell office:value-type="float" office:value="0.01741797" calcext:value-type="float">
            <text:p>0.01741797</text:p>
          </table:table-cell>
          <table:table-cell office:value-type="float" office:value="0.70152867" calcext:value-type="float">
            <text:p>0.70152867</text:p>
          </table:table-cell>
          <table:table-cell table:style-name="ce4" table:formula="of:=2*([.R23]*[.S23])/([.R23]+[.S23])" office:value-type="float" office:value="0.0339919672708948" calcext:value-type="float">
            <text:p>0.0339919673</text:p>
          </table:table-cell>
          <table:table-cell office:value-type="string" calcext:value-type="string">
            <text:p>participatedIn</text:p>
          </table:table-cell>
          <table:table-cell office:value-type="float" office:value="0.01741797" calcext:value-type="float">
            <text:p>0.01741797</text:p>
          </table:table-cell>
          <table:table-cell office:value-type="float" office:value="0.70152867" calcext:value-type="float">
            <text:p>0.70152867</text:p>
          </table:table-cell>
          <table:table-cell table:style-name="ce4" table:formula="of:=2*([.V23]*[.W23])/([.V23]+[.W23])" office:value-type="float" office:value="0.0339919672708948" calcext:value-type="float">
            <text:p>0.0339919673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3]*[.AA23])/([.Z23]+[.AA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3]*[.AE23])/([.AD23]+[.AE23])" office:value-type="string" office:string-value="#DIV/0!" calcext:value-type="error">
            <text:p>#DIV/0!</text:p>
          </table:table-cell>
        </table:table-row>
        <table:table-row table:style-name="ro1">
          <table:table-cell office:value-type="string" calcext:value-type="string">
            <text:p>playsFor</text:p>
          </table:table-cell>
          <table:table-cell office:value-type="float" office:value="0.34409878" calcext:value-type="float">
            <text:p>0.34409878</text:p>
          </table:table-cell>
          <table:table-cell office:value-type="float" office:value="0.59887077" calcext:value-type="float">
            <text:p>0.59887077</text:p>
          </table:table-cell>
          <table:table-cell office:value-type="float" office:value="28426" calcext:value-type="float">
            <text:p>28426</text:p>
          </table:table-cell>
          <table:table-cell office:value-type="float" office:value="19040" calcext:value-type="float">
            <text:p>19040</text:p>
          </table:table-cell>
          <table:table-cell office:value-type="float" office:value="54184" calcext:value-type="float">
            <text:p>54184</text:p>
          </table:table-cell>
          <table:table-cell office:value-type="float" office:value="333602" calcext:value-type="float">
            <text:p>333602</text:p>
          </table:table-cell>
          <table:table-cell table:formula="of:=2*([.B24]*[.C24])/([.B24]+[.C24])" office:value-type="float" office:value="0.437067562435416" calcext:value-type="float">
            <text:p>0.4370675624</text:p>
          </table:table-cell>
          <table:table-cell table:formula="of:=[.D24]+[.E24]" office:value-type="float" office:value="47466" calcext:value-type="float">
            <text:p>47466</text:p>
          </table:table-cell>
          <table:table-cell office:value-type="float" office:value="0.24572952" calcext:value-type="float">
            <text:p>0.24572952</text:p>
          </table:table-cell>
          <table:table-cell office:value-type="float" office:value="0.68735516" calcext:value-type="float">
            <text:p>0.68735516</text:p>
          </table:table-cell>
          <table:table-cell office:value-type="float" office:value="32626" calcext:value-type="float">
            <text:p>32626</text:p>
          </table:table-cell>
          <table:table-cell office:value-type="float" office:value="14840" calcext:value-type="float">
            <text:p>14840</text:p>
          </table:table-cell>
          <table:table-cell office:value-type="float" office:value="100146" calcext:value-type="float">
            <text:p>100146</text:p>
          </table:table-cell>
          <table:table-cell office:value-type="float" office:value="287640" calcext:value-type="float">
            <text:p>287640</text:p>
          </table:table-cell>
          <table:table-cell table:formula="of:=2*([.J24]*[.K24])/([.J24]+[.K24])" office:value-type="float" office:value="0.362032422472788" calcext:value-type="float">
            <text:p>0.3620324225</text:p>
          </table:table-cell>
          <table:table-cell office:value-type="string" calcext:value-type="string">
            <text:p>playsFor</text:p>
          </table:table-cell>
          <table:table-cell office:value-type="float" office:value="0.97357139" calcext:value-type="float">
            <text:p>0.97357139</text:p>
          </table:table-cell>
          <table:table-cell office:value-type="float" office:value="0.05402656" calcext:value-type="float">
            <text:p>0.05402656</text:p>
          </table:table-cell>
          <table:table-cell table:style-name="ce4" table:formula="of:=2*([.R24]*[.S24])/([.R24]+[.S24])" office:value-type="float" office:value="0.102372164358869" calcext:value-type="float">
            <text:p>0.1023721644</text:p>
          </table:table-cell>
          <table:table-cell office:value-type="string" calcext:value-type="string">
            <text:p>playsFor</text:p>
          </table:table-cell>
          <table:table-cell office:value-type="float" office:value="0.93192938" calcext:value-type="float">
            <text:p>0.93192938</text:p>
          </table:table-cell>
          <table:table-cell office:value-type="float" office:value="0.23168373" calcext:value-type="float">
            <text:p>0.23168373</text:p>
          </table:table-cell>
          <table:table-cell table:style-name="ce4" table:formula="of:=2*([.V24]*[.W24])/([.V24]+[.W24])" office:value-type="float" office:value="0.371107669721919" calcext:value-type="float">
            <text:p>0.3711076697</text:p>
          </table:table-cell>
          <table:table-cell office:value-type="string" calcext:value-type="string">
            <text:p>playsFor</text:p>
          </table:table-cell>
          <table:table-cell office:value-type="float" office:value="0.82065096" calcext:value-type="float">
            <text:p>0.82065096</text:p>
          </table:table-cell>
          <table:table-cell office:value-type="float" office:value="0.42045641" calcext:value-type="float">
            <text:p>0.42045641</text:p>
          </table:table-cell>
          <table:table-cell table:style-name="ce4" table:formula="of:=2*([.Z24]*[.AA24])/([.Z24]+[.AA24])" office:value-type="float" office:value="0.556032402747965" calcext:value-type="float">
            <text:p>0.5560324027</text:p>
          </table:table-cell>
          <table:table-cell office:value-type="string" calcext:value-type="string">
            <text:p>playsFor</text:p>
          </table:table-cell>
          <table:table-cell office:value-type="float" office:value="0.82065096" calcext:value-type="float">
            <text:p>0.82065096</text:p>
          </table:table-cell>
          <table:table-cell office:value-type="float" office:value="0.42045641" calcext:value-type="float">
            <text:p>0.42045641</text:p>
          </table:table-cell>
          <table:table-cell table:style-name="ce4" table:formula="of:=2*([.AD24]*[.AE24])/([.AD24]+[.AE24])" office:value-type="float" office:value="0.556032402747965" calcext:value-type="float">
            <text:p>0.5560324027</text:p>
          </table:table-cell>
        </table:table-row>
        <table:table-row table:style-name="ro1">
          <table:table-cell office:value-type="string" calcext:value-type="string">
            <text:p>produc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0" calcext:value-type="float">
            <text:p>3730</text:p>
          </table:table-cell>
          <table:table-cell office:value-type="float" office:value="431522" calcext:value-type="float">
            <text:p>431522</text:p>
          </table:table-cell>
          <table:table-cell table:formula="of:=2*([.B25]*[.C25])/([.B25]+[.C25])" office:value-type="string" office:string-value="#DIV/0!" calcext:value-type="error">
            <text:p>#DIV/0!</text:p>
          </table:table-cell>
          <table:table-cell table:formula="of:=[.D25]+[.E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385" calcext:value-type="float">
            <text:p>136385</text:p>
          </table:table-cell>
          <table:table-cell office:value-type="float" office:value="298867" calcext:value-type="float">
            <text:p>298867</text:p>
          </table:table-cell>
          <table:table-cell table:formula="of:=2*([.J25]*[.K25])/([.J25]+[.K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R25]*[.S25])/([.R25]+[.S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V25]*[.W25])/([.V25]+[.W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5]*[.AA25])/([.Z25]+[.AA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5]*[.AE25])/([.AD25]+[.AE25])" office:value-type="string" office:string-value="#DIV/0!" calcext:value-type="error">
            <text:p>#DIV/0!</text:p>
          </table:table-cell>
        </table:table-row>
        <table:table-row table:style-name="ro1">
          <table:table-cell office:value-type="string" calcext:value-type="string">
            <text:p>wasBornIn</text:p>
          </table:table-cell>
          <table:table-cell office:value-type="float" office:value="0.22973357" calcext:value-type="float">
            <text:p>0.22973357</text:p>
          </table:table-cell>
          <table:table-cell office:value-type="float" office:value="0.08706009" calcext:value-type="float">
            <text:p>0.08706009</text:p>
          </table:table-cell>
          <table:table-cell office:value-type="float" office:value="5665" calcext:value-type="float">
            <text:p>5665</text:p>
          </table:table-cell>
          <table:table-cell office:value-type="float" office:value="59405" calcext:value-type="float">
            <text:p>59405</text:p>
          </table:table-cell>
          <table:table-cell office:value-type="float" office:value="18994" calcext:value-type="float">
            <text:p>18994</text:p>
          </table:table-cell>
          <table:table-cell office:value-type="float" office:value="351188" calcext:value-type="float">
            <text:p>351188</text:p>
          </table:table-cell>
          <table:table-cell table:formula="of:=2*([.B26]*[.C26])/([.B26]+[.C26])" office:value-type="float" office:value="0.126269100715092" calcext:value-type="float">
            <text:p>0.1262691007</text:p>
          </table:table-cell>
          <table:table-cell table:formula="of:=[.D26]+[.E26]" office:value-type="float" office:value="65070" calcext:value-type="float">
            <text:p>65070</text:p>
          </table:table-cell>
          <table:table-cell office:value-type="float" office:value="0.29672191" calcext:value-type="float">
            <text:p>0.29672191</text:p>
          </table:table-cell>
          <table:table-cell office:value-type="float" office:value="0.68927309" calcext:value-type="float">
            <text:p>0.68927309</text:p>
          </table:table-cell>
          <table:table-cell office:value-type="float" office:value="44851" calcext:value-type="float">
            <text:p>44851</text:p>
          </table:table-cell>
          <table:table-cell office:value-type="float" office:value="20219" calcext:value-type="float">
            <text:p>20219</text:p>
          </table:table-cell>
          <table:table-cell office:value-type="float" office:value="106304" calcext:value-type="float">
            <text:p>106304</text:p>
          </table:table-cell>
          <table:table-cell office:value-type="float" office:value="263878" calcext:value-type="float">
            <text:p>263878</text:p>
          </table:table-cell>
          <table:table-cell table:formula="of:=2*([.J26]*[.K26])/([.J26]+[.K26])" office:value-type="float" office:value="0.414854898404965" calcext:value-type="float">
            <text:p>0.4148548984</text:p>
          </table:table-cell>
          <table:table-cell office:value-type="string" calcext:value-type="string">
            <text:p>wasBornIn</text:p>
          </table:table-cell>
          <table:table-cell office:value-type="float" office:value="0.32971065" calcext:value-type="float">
            <text:p>0.32971065</text:p>
          </table:table-cell>
          <table:table-cell office:value-type="float" office:value="0.05209659" calcext:value-type="float">
            <text:p>0.05209659</text:p>
          </table:table-cell>
          <table:table-cell table:style-name="ce4" table:formula="of:=2*([.R26]*[.S26])/([.R26]+[.S26])" office:value-type="float" office:value="0.0899762956390429" calcext:value-type="float">
            <text:p>0.0899762956</text:p>
          </table:table-cell>
          <table:table-cell office:value-type="string" calcext:value-type="string">
            <text:p>wasBornIn</text:p>
          </table:table-cell>
          <table:table-cell office:value-type="float" office:value="0.22956182" calcext:value-type="float">
            <text:p>0.22956182</text:p>
          </table:table-cell>
          <table:table-cell office:value-type="float" office:value="0.08695712" calcext:value-type="float">
            <text:p>0.08695712</text:p>
          </table:table-cell>
          <table:table-cell table:style-name="ce4" table:formula="of:=2*([.V26]*[.W26])/([.V26]+[.W26])" office:value-type="float" office:value="0.126134851387777" calcext:value-type="float">
            <text:p>0.1261348514</text:p>
          </table:table-cell>
          <table:table-cell office:value-type="string" calcext:value-type="string">
            <text:p>wasBornIn</text:p>
          </table:table-cell>
          <table:table-cell office:value-type="float" office:value="0.48131868" calcext:value-type="float">
            <text:p>0.48131868</text:p>
          </table:table-cell>
          <table:table-cell office:value-type="float" office:value="0.00030636" calcext:value-type="float">
            <text:p>0.00030636</text:p>
          </table:table-cell>
          <table:table-cell table:style-name="ce4" table:formula="of:=2*([.Z26]*[.AA26])/([.Z26]+[.AA26])" office:value-type="float" office:value="0.00061233025095539" calcext:value-type="float">
            <text:p>0.0006123303</text:p>
          </table:table-cell>
          <table:table-cell office:value-type="string" calcext:value-type="string">
            <text:p>wasBornIn</text:p>
          </table:table-cell>
          <table:table-cell office:value-type="float" office:value="0.48131868" calcext:value-type="float">
            <text:p>0.48131868</text:p>
          </table:table-cell>
          <table:table-cell office:value-type="float" office:value="0.00030636" calcext:value-type="float">
            <text:p>0.00030636</text:p>
          </table:table-cell>
          <table:table-cell table:style-name="ce4" table:formula="of:=2*([.AD26]*[.AE26])/([.AD26]+[.AE26])" office:value-type="float" office:value="0.00061233025095539" calcext:value-type="float">
            <text:p>0.0006123303</text:p>
          </table:table-cell>
        </table:table-row>
        <table:table-row table:style-name="ro1">
          <table:table-cell office:value-type="string" calcext:value-type="string">
            <text:p>worksAt</text:p>
          </table:table-cell>
          <table:table-cell office:value-type="float" office:value="0.02846849" calcext:value-type="float">
            <text:p>0.02846849</text:p>
          </table:table-cell>
          <table:table-cell office:value-type="float" office:value="0.27841191" calcext:value-type="float">
            <text:p>0.27841191</text:p>
          </table:table-cell>
          <table:table-cell office:value-type="float" office:value="561" calcext:value-type="float">
            <text:p>561</text:p>
          </table:table-cell>
          <table:table-cell office:value-type="float" office:value="1454" calcext:value-type="float">
            <text:p>1454</text:p>
          </table:table-cell>
          <table:table-cell office:value-type="float" office:value="19145" calcext:value-type="float">
            <text:p>19145</text:p>
          </table:table-cell>
          <table:table-cell office:value-type="float" office:value="414092" calcext:value-type="float">
            <text:p>414092</text:p>
          </table:table-cell>
          <table:table-cell table:formula="of:=2*([.B27]*[.C27])/([.B27]+[.C27])" office:value-type="float" office:value="0.0516550856667021" calcext:value-type="float">
            <text:p>0.0516550857</text:p>
          </table:table-cell>
          <table:table-cell table:formula="of:=[.D27]+[.E27]" office:value-type="float" office:value="2015" calcext:value-type="float">
            <text:p>2015</text:p>
          </table:table-cell>
          <table:table-cell office:value-type="float" office:value="0.01354366" calcext:value-type="float">
            <text:p>0.01354366</text:p>
          </table:table-cell>
          <table:table-cell office:value-type="float" office:value="0.92208437" calcext:value-type="float">
            <text:p>0.92208437</text:p>
          </table:table-cell>
          <table:table-cell office:value-type="float" office:value="1858" calcext:value-type="float">
            <text:p>1858</text:p>
          </table:table-cell>
          <table:table-cell office:value-type="float" office:value="157" calcext:value-type="float">
            <text:p>157</text:p>
          </table:table-cell>
          <table:table-cell office:value-type="float" office:value="135328" calcext:value-type="float">
            <text:p>135328</text:p>
          </table:table-cell>
          <table:table-cell office:value-type="float" office:value="297909" calcext:value-type="float">
            <text:p>297909</text:p>
          </table:table-cell>
          <table:table-cell table:formula="of:=2*([.J27]*[.K27])/([.J27]+[.K27])" office:value-type="float" office:value="0.0266952181810846" calcext:value-type="float">
            <text:p>0.0266952182</text:p>
          </table:table-cell>
          <table:table-cell office:value-type="string" calcext:value-type="string">
            <text:p>worksAt</text:p>
          </table:table-cell>
          <table:table-cell office:value-type="float" office:value="0.03316834" calcext:value-type="float">
            <text:p>0.03316834</text:p>
          </table:table-cell>
          <table:table-cell office:value-type="float" office:value="0.26333247" calcext:value-type="float">
            <text:p>0.26333247</text:p>
          </table:table-cell>
          <table:table-cell table:style-name="ce4" table:formula="of:=2*([.R27]*[.S27])/([.R27]+[.S27])" office:value-type="float" office:value="0.0589158653428286" calcext:value-type="float">
            <text:p>0.0589158653</text:p>
          </table:table-cell>
          <table:table-cell office:value-type="string" calcext:value-type="string">
            <text:p>worksAt</text:p>
          </table:table-cell>
          <table:table-cell office:value-type="float" office:value="0.02833935" calcext:value-type="float">
            <text:p>0.02833935</text:p>
          </table:table-cell>
          <table:table-cell office:value-type="float" office:value="0.27620605" calcext:value-type="float">
            <text:p>0.27620605</text:p>
          </table:table-cell>
          <table:table-cell table:style-name="ce4" table:formula="of:=2*([.V27]*[.W27])/([.V27]+[.W27])" office:value-type="float" office:value="0.0514044863134856" calcext:value-type="float">
            <text:p>0.0514044863</text:p>
          </table:table-cell>
          <table:table-cell office:value-type="string" calcext:value-type="string">
            <text:p>worksAt</text:p>
          </table:table-cell>
          <table:table-cell office:value-type="float" office:value="0.63333333" calcext:value-type="float">
            <text:p>0.63333333</text:p>
          </table:table-cell>
          <table:table-cell office:value-type="float" office:value="0.00550375" calcext:value-type="float">
            <text:p>0.00550375</text:p>
          </table:table-cell>
          <table:table-cell table:style-name="ce4" table:formula="of:=2*([.Z27]*[.AA27])/([.Z27]+[.AA27])" office:value-type="float" office:value="0.0109126674831946" calcext:value-type="float">
            <text:p>0.0109126675</text:p>
          </table:table-cell>
          <table:table-cell office:value-type="string" calcext:value-type="string">
            <text:p>worksAt</text:p>
          </table:table-cell>
          <table:table-cell office:value-type="float" office:value="0.63333333" calcext:value-type="float">
            <text:p>0.63333333</text:p>
          </table:table-cell>
          <table:table-cell office:value-type="float" office:value="0.00550375" calcext:value-type="float">
            <text:p>0.00550375</text:p>
          </table:table-cell>
          <table:table-cell table:style-name="ce4" table:formula="of:=2*([.AD27]*[.AE27])/([.AD27]+[.AE27])" office:value-type="float" office:value="0.0109126674831946" calcext:value-type="float">
            <text:p>0.0109126675</text:p>
          </table:table-cell>
        </table:table-row>
        <table:table-row table:style-name="ro1" table:number-rows-repeated="104854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工作表2" table:style-name="ta1">
        <table:table-column table:style-name="co2" table:default-cell-style-name="Default"/>
        <table:table-row table:style-name="ro2">
          <table:table-cell/>
        </table:table-row>
      </table:table>
      <table:table table:name="工作表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工作表1.AC3:工作表1.AF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24pt" style:language-asian="zh" style:country-asian="TW" style:font-family-complex="'DejaVu Serif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00/00/00</text:date>, <text:time style:data-style-name="N2" text:time-value="0000-00-00T21:31:38.861612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5-26T21:10:30</meta:creation-date>
    <dc:date>2014-05-27T22:43:16.117857000</dc:date>
    <meta:editing-duration>PT39S</meta:editing-duration>
    <meta:editing-cycles>3</meta:editing-cycles>
    <meta:generator>LibreOffice/4.1.5.3$MacOSX_x86 LibreOffice_project/1c1366bba2ba2b554cd2ca4d87c06da81c05d24</meta:generator>
    <meta:document-statistic meta:table-count="3" meta:cell-count="8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77cm" svg:height="18.441cm" xlink:href=".." xlink:type="simple" chart:class="chart:scatter" chart:style-name="ch1">
        <chart:title svg:x="8.978cm" svg:y="0.503cm" chart:style-name="ch2">
          <text:p>YAGO2 Relation</text:p>
        </chart:title>
        <chart:legend chart:legend-position="end" svg:x="17.388cm" svg:y="7.676cm" style:legend-expansion="high" chart:style-name="ch3"/>
        <chart:plot-area chart:style-name="ch4" table:cell-range-address="工作表1.A3:工作表1.C27 工作表1.B1:工作表1.B1 工作表1.J1:工作表1.J1 工作表1.K3:工作表1.K27 工作表1.R1:工作表1.R1 工作表1.S3:工作表1.S27 工作表1.V1:工作表1.V1 工作表1.W3:工作表1.W27 工作表1.Z1:工作表1.Z1 工作表1.AA3:工作表1.AA27 工作表1.AD1:工作表1.AD1 工作表1.AE3:工作表1.AE27" chart:data-source-has-labels="both" svg:x="1.428cm" svg:y="2.4cm" svg:width="15.102cm" svg:height="14.704cm">
          <chartooo:coordinate-region svg:x="2.175cm" svg:y="2.6cm" svg:width="14.105cm" svg:height="13.857cm"/>
          <chart:axis chart:dimension="x" chart:name="primary-x" chart:style-name="ch5" chartooo:axis-type="auto">
            <chart:title svg:x="8.267cm" svg:y="17.472cm" chart:style-name="ch6">
              <text:p>Precision</text:p>
            </chart:title>
            <chart:categories table:cell-range-address="工作表1.A3:工作表1.A27"/>
            <chart:grid chart:style-name="ch7" chart:class="major"/>
          </chart:axis>
          <chart:axis chart:dimension="y" chart:name="primary-y" chart:style-name="ch5">
            <chart:title svg:x="0.451cm" svg:y="10.256cm" chart:style-name="ch8">
              <text:p>Recall</text:p>
            </chart:title>
            <chart:grid chart:style-name="ch7" chart:class="major"/>
          </chart:axis>
          <chart:series chart:style-name="ch9" chart:values-cell-range-address="工作表1.C3:工作表1.C27" chart:label-cell-address="工作表1.B1:工作表1.B1" chart:class="chart:scatter">
            <chart:domain table:cell-range-address="工作表1.B3:工作表1.B27"/>
            <chart:data-point chart:repeated="25"/>
          </chart:series>
          <chart:series chart:style-name="ch10" chart:values-cell-range-address="工作表1.K3:工作表1.K27" chart:label-cell-address="工作表1.J1:工作表1.J1" chart:class="chart:scatter">
            <chart:domain table:cell-range-address="工作表1.J3:工作表1.J27"/>
            <chart:data-point chart:repeated="25"/>
          </chart:series>
          <chart:series chart:style-name="ch11" chart:values-cell-range-address="工作表1.S3:工作表1.S27" chart:label-cell-address="工作表1.R1:工作表1.R1" chart:class="chart:scatter">
            <chart:domain table:cell-range-address="工作表1.R3:工作表1.R27"/>
            <chart:data-point chart:repeated="25"/>
          </chart:series>
          <chart:series chart:style-name="ch12" chart:values-cell-range-address="工作表1.W3:工作表1.W27" chart:label-cell-address="工作表1.V1:工作表1.V1" chart:class="chart:scatter">
            <chart:domain table:cell-range-address="工作表1.V3:工作表1.V27"/>
            <chart:data-point chart:repeated="25"/>
          </chart:series>
          <chart:series chart:style-name="ch13" chart:values-cell-range-address="工作表1.AA3:工作表1.AA27" chart:label-cell-address="工作表1.Z1:工作表1.Z1" chart:class="chart:scatter">
            <chart:domain table:cell-range-address="工作表1.Z3:工作表1.Z27"/>
            <chart:data-point chart:repeated="25"/>
          </chart:series>
          <chart:series chart:style-name="ch14" chart:values-cell-range-address="工作表1.AE3:工作表1.AE27" chart:label-cell-address="工作表1.AD1:工作表1.AD1" chart:class="chart:scatter">
            <chart:domain table:cell-range-address="工作表1.AD3:工作表1.AD27"/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No ambi</text:p>
                <draw:g>
                  <svg:desc>工作表1.B1:工作表1.B1</svg:desc>
                </draw:g>
              </table:table-cell>
              <table:table-cell office:value-type="string">
                <text:p>欄 J</text:p>
              </table:table-cell>
              <table:table-cell office:value-type="string">
                <text:p>With ambi</text:p>
                <draw:g>
                  <svg:desc>工作表1.J1:工作表1.J1</svg:desc>
                </draw:g>
              </table:table-cell>
              <table:table-cell office:value-type="string">
                <text:p>欄 R</text:p>
              </table:table-cell>
              <table:table-cell office:value-type="string">
                <text:p>Top 100 without ambi</text:p>
                <draw:g>
                  <svg:desc>工作表1.R1:工作表1.R1</svg:desc>
                </draw:g>
              </table:table-cell>
              <table:table-cell office:value-type="string">
                <text:p>欄 V</text:p>
              </table:table-cell>
              <table:table-cell office:value-type="string">
                <text:p>Top 200</text:p>
                <draw:g>
                  <svg:desc>工作表1.V1:工作表1.V1</svg:desc>
                </draw:g>
              </table:table-cell>
              <table:table-cell office:value-type="string">
                <text:p>欄 Z</text:p>
              </table:table-cell>
              <table:table-cell office:value-type="string">
                <text:p>Top .75</text:p>
                <draw:g>
                  <svg:desc>工作表1.Z1:工作表1.Z1</svg:desc>
                </draw:g>
              </table:table-cell>
              <table:table-cell office:value-type="string">
                <text:p>欄 AD</text:p>
              </table:table-cell>
              <table:table-cell office:value-type="string">
                <text:p>Top .5</text:p>
                <draw:g>
                  <svg:desc>工作表1.AD1:工作表1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dIn</text:p>
                <draw:g>
                  <svg:desc>工作表1.A3:工作表1.A27</svg:desc>
                </draw:g>
              </table:table-cell>
              <table:table-cell office:value-type="float" office:value="0.0411276">
                <text:p>0.0411276</text:p>
                <draw:g>
                  <svg:desc>工作表1.B3:工作表1.B27</svg:desc>
                </draw:g>
              </table:table-cell>
              <table:table-cell office:value-type="float" office:value="0.69041451">
                <text:p>0.69041451</text:p>
                <draw:g>
                  <svg:desc>工作表1.C3:工作表1.C27</svg:desc>
                </draw:g>
              </table:table-cell>
              <table:table-cell office:value-type="float" office:value="0.02039239">
                <text:p>0.02039239</text:p>
                <draw:g>
                  <svg:desc>工作表1.J3:工作表1.J27</svg:desc>
                </draw:g>
              </table:table-cell>
              <table:table-cell office:value-type="float" office:value="0.95725389">
                <text:p>0.95725389</text:p>
                <draw:g>
                  <svg:desc>工作表1.K3:工作表1.K27</svg:desc>
                </draw:g>
              </table:table-cell>
              <table:table-cell office:value-type="float" office:value="0.51354094">
                <text:p>0.51354094</text:p>
                <draw:g>
                  <svg:desc>工作表1.R3:工作表1.R27</svg:desc>
                </draw:g>
              </table:table-cell>
              <table:table-cell office:value-type="float" office:value="0.18153209">
                <text:p>0.18153209</text:p>
                <draw:g>
                  <svg:desc>工作表1.S3:工作表1.S27</svg:desc>
                </draw:g>
              </table:table-cell>
              <table:table-cell office:value-type="float" office:value="0.38785876">
                <text:p>0.38785876</text:p>
                <draw:g>
                  <svg:desc>工作表1.V3:工作表1.V27</svg:desc>
                </draw:g>
              </table:table-cell>
              <table:table-cell office:value-type="float" office:value="0.4577798">
                <text:p>0.4577798</text:p>
                <draw:g>
                  <svg:desc>工作表1.W3:工作表1.W27</svg:desc>
                </draw:g>
              </table:table-cell>
              <table:table-cell office:value-type="float" office:value="0.56106998">
                <text:p>0.56106998</text:p>
                <draw:g>
                  <svg:desc>工作表1.Z3:工作表1.Z27</svg:desc>
                </draw:g>
              </table:table-cell>
              <table:table-cell office:value-type="float" office:value="0.03360761">
                <text:p>0.03360761</text:p>
                <draw:g>
                  <svg:desc>工作表1.AA3:工作表1.AA27</svg:desc>
                </draw:g>
              </table:table-cell>
              <table:table-cell office:value-type="float" office:value="0.56106998">
                <text:p>0.56106998</text:p>
                <draw:g>
                  <svg:desc>工作表1.AD3:工作表1.AD27</svg:desc>
                </draw:g>
              </table:table-cell>
              <table:table-cell office:value-type="float" office:value="0.03360761">
                <text:p>0.03360761</text:p>
                <draw:g>
                  <svg:desc>工作表1.AE3:工作表1.AE27</svg:desc>
                </draw:g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0.04849057">
                <text:p>0.04849057</text:p>
              </table:table-cell>
              <table:table-cell office:value-type="float" office:value="0.84324725">
                <text:p>0.84324725</text:p>
              </table:table-cell>
              <table:table-cell office:value-type="float" office:value="0.03588089">
                <text:p>0.03588089</text:p>
              </table:table-cell>
              <table:table-cell office:value-type="float" office:value="0.98020745">
                <text:p>0.98020745</text:p>
              </table:table-cell>
              <table:table-cell office:value-type="float" office:value="0.49282486">
                <text:p>0.49282486</text:p>
              </table:table-cell>
              <table:table-cell office:value-type="float" office:value="0.09068774">
                <text:p>0.09068774</text:p>
              </table:table-cell>
              <table:table-cell office:value-type="float" office:value="0.28748887">
                <text:p>0.28748887</text:p>
              </table:table-cell>
              <table:table-cell office:value-type="float" office:value="0.29169349">
                <text:p>0.29169349</text:p>
              </table:table-cell>
              <table:table-cell office:value-type="float" office:value="0.50700274">
                <text:p>0.50700274</text:p>
              </table:table-cell>
              <table:table-cell office:value-type="float" office:value="0.00966476">
                <text:p>0.00966476</text:p>
              </table:table-cell>
              <table:table-cell office:value-type="float" office:value="0.50700274">
                <text:p>0.50700274</text:p>
              </table:table-cell>
              <table:table-cell office:value-type="float" office:value="0.00966476">
                <text:p>0.00966476</text:p>
              </table:table-cell>
            </table:table-row>
            <table:table-row>
              <table:table-cell office:value-type="string">
                <text:p>dealsWith</text:p>
              </table:table-cell>
              <table:table-cell office:value-type="float" office:value="0.00253049">
                <text:p>0.00253049</text:p>
              </table:table-cell>
              <table:table-cell office:value-type="float" office:value="1">
                <text:p>1</text:p>
              </table:table-cell>
              <table:table-cell office:value-type="float" office:value="0.00170209">
                <text:p>0.00170209</text:p>
              </table:table-cell>
              <table:table-cell office:value-type="float" office:value="1">
                <text:p>1</text:p>
              </table:table-cell>
              <table:table-cell office:value-type="float" office:value="0.01037997">
                <text:p>0.01037997</text:p>
              </table:table-cell>
              <table:table-cell office:value-type="float" office:value="1">
                <text:p>1</text:p>
              </table:table-cell>
              <table:table-cell office:value-type="float" office:value="0.00252517">
                <text:p>0.002525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edIn</text:p>
              </table:table-cell>
              <table:table-cell office:value-type="float" office:value="0.10834845">
                <text:p>0.10834845</text:p>
              </table:table-cell>
              <table:table-cell office:value-type="float" office:value="0.30298772">
                <text:p>0.30298772</text:p>
              </table:table-cell>
              <table:table-cell office:value-type="float" office:value="0.07519695">
                <text:p>0.07519695</text:p>
              </table:table-cell>
              <table:table-cell office:value-type="float" office:value="0.70391642">
                <text:p>0.70391642</text:p>
              </table:table-cell>
              <table:table-cell office:value-type="float" office:value="0.27860679">
                <text:p>0.27860679</text:p>
              </table:table-cell>
              <table:table-cell office:value-type="float" office:value="0.15218168">
                <text:p>0.15218168</text:p>
              </table:table-cell>
              <table:table-cell office:value-type="float" office:value="0.17811223">
                <text:p>0.17811223</text:p>
              </table:table-cell>
              <table:table-cell office:value-type="float" office:value="0.27173189">
                <text:p>0.27173189</text:p>
              </table:table-cell>
              <table:table-cell office:value-type="float" office:value="0.65333333">
                <text:p>0.65333333</text:p>
              </table:table-cell>
              <table:table-cell office:value-type="float" office:value="0.00079313">
                <text:p>0.00079313</text:p>
              </table:table-cell>
              <table:table-cell office:value-type="float" office:value="0.65333333">
                <text:p>0.65333333</text:p>
              </table:table-cell>
              <table:table-cell office:value-type="float" office:value="0.00079313">
                <text:p>0.00079313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0.02243158">
                <text:p>0.02243158</text:p>
              </table:table-cell>
              <table:table-cell office:value-type="float" office:value="0.22222222">
                <text:p>0.22222222</text:p>
              </table:table-cell>
              <table:table-cell office:value-type="float" office:value="0.0130994">
                <text:p>0.0130994</text:p>
              </table:table-cell>
              <table:table-cell office:value-type="float" office:value="0.95866667">
                <text:p>0.95866667</text:p>
              </table:table-cell>
              <table:table-cell office:value-type="float" office:value="0.02233817">
                <text:p>0.02233817</text:p>
              </table:table-cell>
              <table:table-cell office:value-type="float" office:value="0.22214455">
                <text:p>0.22214455</text:p>
              </table:table-cell>
              <table:table-cell office:value-type="float" office:value="0.02233817">
                <text:p>0.02233817</text:p>
              </table:table-cell>
              <table:table-cell office:value-type="float" office:value="0.22214455">
                <text:p>0.22214455</text:p>
              </table:table-cell>
              <table:table-cell office:value-type="float" office:value="0.72515729">
                <text:p>0.72515729</text:p>
              </table:table-cell>
              <table:table-cell office:value-type="float" office:value="0.02491766">
                <text:p>0.02491766</text:p>
              </table:table-cell>
              <table:table-cell office:value-type="float" office:value="0.72515729">
                <text:p>0.72515729</text:p>
              </table:table-cell>
              <table:table-cell office:value-type="float" office:value="0.02491766">
                <text:p>0.02491766</text:p>
              </table:table-cell>
            </table:table-row>
            <table:table-row>
              <table:table-cell office:value-type="string">
                <text:p>graduatedFrom</text:p>
              </table:table-cell>
              <table:table-cell office:value-type="float" office:value="0.12302864">
                <text:p>0.12302864</text:p>
              </table:table-cell>
              <table:table-cell office:value-type="float" office:value="0.55383501">
                <text:p>0.55383501</text:p>
              </table:table-cell>
              <table:table-cell office:value-type="float" office:value="0.07745071">
                <text:p>0.07745071</text:p>
              </table:table-cell>
              <table:table-cell office:value-type="float" office:value="0.93661143">
                <text:p>0.93661143</text:p>
              </table:table-cell>
              <table:table-cell office:value-type="float" office:value="0.43164592">
                <text:p>0.43164592</text:p>
              </table:table-cell>
              <table:table-cell office:value-type="float" office:value="0.13190804">
                <text:p>0.13190804</text:p>
              </table:table-cell>
              <table:table-cell office:value-type="float" office:value="0.30622232">
                <text:p>0.30622232</text:p>
              </table:table-cell>
              <table:table-cell office:value-type="float" office:value="0.39900857">
                <text:p>0.39900857</text:p>
              </table:table-cell>
              <table:table-cell office:value-type="float" office:value="0.36411823">
                <text:p>0.36411823</text:p>
              </table:table-cell>
              <table:table-cell office:value-type="float" office:value="0.00190619">
                <text:p>0.00190619</text:p>
              </table:table-cell>
              <table:table-cell office:value-type="float" office:value="0.36411823">
                <text:p>0.36411823</text:p>
              </table:table-cell>
              <table:table-cell office:value-type="float" office:value="0.00190619">
                <text:p>0.00190619</text:p>
              </table:table-cell>
            </table:table-row>
            <table:table-row>
              <table:table-cell office:value-type="string">
                <text:p>happenedIn</text:p>
              </table:table-cell>
              <table:table-cell office:value-type="float" office:value="0.09978177">
                <text:p>0.09978177</text:p>
              </table:table-cell>
              <table:table-cell office:value-type="float" office:value="0.68990635">
                <text:p>0.68990635</text:p>
              </table:table-cell>
              <table:table-cell office:value-type="float" office:value="0.0990503">
                <text:p>0.0990503</text:p>
              </table:table-cell>
              <table:table-cell office:value-type="float" office:value="0.69458897">
                <text:p>0.69458897</text:p>
              </table:table-cell>
              <table:table-cell office:value-type="float" office:value="0.09998604">
                <text:p>0.09998604</text:p>
              </table:table-cell>
              <table:table-cell office:value-type="float" office:value="0.69018643">
                <text:p>0.69018643</text:p>
              </table:table-cell>
              <table:table-cell office:value-type="float" office:value="0.09998604">
                <text:p>0.09998604</text:p>
              </table:table-cell>
              <table:table-cell office:value-type="float" office:value="0.69018643">
                <text:p>0.69018643</text:p>
              </table:table-cell>
              <table:table-cell office:value-type="float" office:value="0.78530479">
                <text:p>0.78530479</text:p>
              </table:table-cell>
              <table:table-cell office:value-type="float" office:value="0.11552965">
                <text:p>0.11552965</text:p>
              </table:table-cell>
              <table:table-cell office:value-type="float" office:value="0.78530479">
                <text:p>0.78530479</text:p>
              </table:table-cell>
              <table:table-cell office:value-type="float" office:value="0.11552965">
                <text:p>0.11552965</text:p>
              </table:table-cell>
            </table:table-row>
            <table:table-row>
              <table:table-cell office:value-type="string">
                <text:p>hasAcademicAdvisor</text:p>
              </table:table-cell>
              <table:table-cell office:value-type="float" office:value="0.02372669">
                <text:p>0.02372669</text:p>
              </table:table-cell>
              <table:table-cell office:value-type="float" office:value="0.39195402">
                <text:p>0.39195402</text:p>
              </table:table-cell>
              <table:table-cell office:value-type="float" office:value="0.00955744">
                <text:p>0.00955744</text:p>
              </table:table-cell>
              <table:table-cell office:value-type="float" office:value="0.73103448">
                <text:p>0.73103448</text:p>
              </table:table-cell>
              <table:table-cell office:value-type="float" office:value="0.02366524">
                <text:p>0.02366524</text:p>
              </table:table-cell>
              <table:table-cell office:value-type="float" office:value="0.39072956">
                <text:p>0.39072956</text:p>
              </table:table-cell>
              <table:table-cell office:value-type="float" office:value="0.02366524">
                <text:p>0.02366524</text:p>
              </table:table-cell>
              <table:table-cell office:value-type="float" office:value="0.39072956">
                <text:p>0.39072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sCapital</text:p>
              </table:table-cell>
              <table:table-cell office:value-type="float" office:value="0.04872955">
                <text:p>0.04872955</text:p>
              </table:table-cell>
              <table:table-cell office:value-type="float" office:value="0.34653465">
                <text:p>0.34653465</text:p>
              </table:table-cell>
              <table:table-cell office:value-type="float" office:value="0.00593737">
                <text:p>0.00593737</text:p>
              </table:table-cell>
              <table:table-cell office:value-type="float" office:value="0.46039604">
                <text:p>0.46039604</text:p>
              </table:table-cell>
              <table:table-cell office:value-type="float" office:value="0.04695915">
                <text:p>0.04695915</text:p>
              </table:table-cell>
              <table:table-cell office:value-type="float" office:value="0.31995683">
                <text:p>0.31995683</text:p>
              </table:table-cell>
              <table:table-cell office:value-type="float" office:value="0.04695915">
                <text:p>0.04695915</text:p>
              </table:table-cell>
              <table:table-cell office:value-type="float" office:value="0.31995683">
                <text:p>0.31995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sChild</text:p>
              </table:table-cell>
              <table:table-cell office:value-type="float" office:value="0.01814595">
                <text:p>0.01814595</text:p>
              </table:table-cell>
              <table:table-cell office:value-type="float" office:value="0.70297483">
                <text:p>0.70297483</text:p>
              </table:table-cell>
              <table:table-cell office:value-type="float" office:value="0.01217111">
                <text:p>0.01217111</text:p>
              </table:table-cell>
              <table:table-cell office:value-type="float" office:value="0.98443936">
                <text:p>0.98443936</text:p>
              </table:table-cell>
              <table:table-cell office:value-type="float" office:value="0.14487664">
                <text:p>0.14487664</text:p>
              </table:table-cell>
              <table:table-cell office:value-type="float" office:value="0.41546908">
                <text:p>0.41546908</text:p>
              </table:table-cell>
              <table:table-cell office:value-type="float" office:value="0.0551817">
                <text:p>0.0551817</text:p>
              </table:table-cell>
              <table:table-cell office:value-type="float" office:value="0.59714189">
                <text:p>0.59714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sWonPrize</text:p>
              </table:table-cell>
              <table:table-cell office:value-type="float" office:value="0.05787781">
                <text:p>0.05787781</text:p>
              </table:table-cell>
              <table:table-cell office:value-type="float" office:value="0.00770383">
                <text:p>0.00770383</text:p>
              </table:table-cell>
              <table:table-cell office:value-type="float" office:value="0.11683935">
                <text:p>0.11683935</text:p>
              </table:table-cell>
              <table:table-cell office:value-type="float" office:value="0.70104858">
                <text:p>0.70104858</text:p>
              </table:table-cell>
              <table:table-cell office:value-type="float" office:value="0.05814402">
                <text:p>0.05814402</text:p>
              </table:table-cell>
              <table:table-cell office:value-type="float" office:value="0.00770168">
                <text:p>0.00770168</text:p>
              </table:table-cell>
              <table:table-cell office:value-type="float" office:value="0.05814402">
                <text:p>0.05814402</text:p>
              </table:table-cell>
              <table:table-cell office:value-type="float" office:value="0.00770168">
                <text:p>0.00770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ldsPoliticalPosition</text:p>
              </table:table-cell>
              <table:table-cell office:value-type="float" office:value="0.01294201">
                <text:p>0.01294201</text:p>
              </table:table-cell>
              <table:table-cell office:value-type="float" office:value="0.80916667">
                <text:p>0.80916667</text:p>
              </table:table-cell>
              <table:table-cell office:value-type="float" office:value="0.00918119">
                <text:p>0.00918119</text:p>
              </table:table-cell>
              <table:table-cell office:value-type="float" office:value="0.93916667">
                <text:p>0.93916667</text:p>
              </table:table-cell>
              <table:table-cell office:value-type="float" office:value="0.05298064">
                <text:p>0.05298064</text:p>
              </table:table-cell>
              <table:table-cell office:value-type="float" office:value="0.66710892">
                <text:p>0.66710892</text:p>
              </table:table-cell>
              <table:table-cell office:value-type="float" office:value="0.02705757">
                <text:p>0.02705757</text:p>
              </table:table-cell>
              <table:table-cell office:value-type="float" office:value="0.77389069">
                <text:p>0.77389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fluences</text:p>
              </table:table-cell>
              <table:table-cell office:value-type="float" office:value="0.0133589">
                <text:p>0.0133589</text:p>
              </table:table-cell>
              <table:table-cell office:value-type="float" office:value="0.87148936">
                <text:p>0.87148936</text:p>
              </table:table-cell>
              <table:table-cell office:value-type="float" office:value="0.00724997">
                <text:p>0.00724997</text:p>
              </table:table-cell>
              <table:table-cell office:value-type="float" office:value="0.97191489">
                <text:p>0.97191489</text:p>
              </table:table-cell>
              <table:table-cell office:value-type="float" office:value="0.08219124">
                <text:p>0.08219124</text:p>
              </table:table-cell>
              <table:table-cell office:value-type="float" office:value="0.57829684">
                <text:p>0.57829684</text:p>
              </table:table-cell>
              <table:table-cell office:value-type="float" office:value="0.03831869">
                <text:p>0.03831869</text:p>
              </table:table-cell>
              <table:table-cell office:value-type="float" office:value="0.7277313">
                <text:p>0.7277313</text:p>
              </table:table-cell>
              <table:table-cell office:value-type="float" office:value="0.2">
                <text:p>0.2</text:p>
              </table:table-cell>
              <table:table-cell office:value-type="float" office:value="0.00276575">
                <text:p>0.00276575</text:p>
              </table:table-cell>
              <table:table-cell office:value-type="float" office:value="0.2">
                <text:p>0.2</text:p>
              </table:table-cell>
              <table:table-cell office:value-type="float" office:value="0.00276575">
                <text:p>0.00276575</text:p>
              </table:table-cell>
            </table:table-row>
            <table:table-row>
              <table:table-cell office:value-type="string">
                <text:p>isCitizenOf</text:p>
              </table:table-cell>
              <table:table-cell office:value-type="float" office:value="0.11685759">
                <text:p>0.11685759</text:p>
              </table:table-cell>
              <table:table-cell office:value-type="float" office:value="0.10252751">
                <text:p>0.10252751</text:p>
              </table:table-cell>
              <table:table-cell office:value-type="float" office:value="0.09079634">
                <text:p>0.09079634</text:p>
              </table:table-cell>
              <table:table-cell office:value-type="float" office:value="0.3352364">
                <text:p>0.3352364</text:p>
              </table:table-cell>
              <table:table-cell office:value-type="float" office:value="0.14793092">
                <text:p>0.14793092</text:p>
              </table:table-cell>
              <table:table-cell office:value-type="float" office:value="0.08528788">
                <text:p>0.08528788</text:p>
              </table:table-cell>
              <table:table-cell office:value-type="float" office:value="0.11701311">
                <text:p>0.11701311</text:p>
              </table:table-cell>
              <table:table-cell office:value-type="float" office:value="0.10235469">
                <text:p>0.10235469</text:p>
              </table:table-cell>
              <table:table-cell office:value-type="float" office:value="0.53833333">
                <text:p>0.53833333</text:p>
              </table:table-cell>
              <table:table-cell office:value-type="float" office:value="0.00106727">
                <text:p>0.00106727</text:p>
              </table:table-cell>
              <table:table-cell office:value-type="float" office:value="0.53833333">
                <text:p>0.53833333</text:p>
              </table:table-cell>
              <table:table-cell office:value-type="float" office:value="0.00106727">
                <text:p>0.00106727</text:p>
              </table:table-cell>
            </table:table-row>
            <table:table-row>
              <table:table-cell office:value-type="string">
                <text:p>isKnownFor</text:p>
              </table:table-cell>
              <table:table-cell office:value-type="float" office:value="0.000845">
                <text:p>0.000845</text:p>
              </table:table-cell>
              <table:table-cell office:value-type="float" office:value="0.56410256">
                <text:p>0.56410256</text:p>
              </table:table-cell>
              <table:table-cell office:value-type="float" office:value="0.00044448">
                <text:p>0.00044448</text:p>
              </table:table-cell>
              <table:table-cell office:value-type="float" office:value="0.97435897">
                <text:p>0.97435897</text:p>
              </table:table-cell>
              <table:table-cell office:value-type="float" office:value="0.00132194">
                <text:p>0.00132194</text:p>
              </table:table-cell>
              <table:table-cell office:value-type="float" office:value="0.46710526">
                <text:p>0.46710526</text:p>
              </table:table-cell>
              <table:table-cell office:value-type="float" office:value="0.0008551">
                <text:p>0.0008551</text:p>
              </table:table-cell>
              <table:table-cell office:value-type="float" office:value="0.53815789">
                <text:p>0.538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LeaderOf</text:p>
              </table:table-cell>
              <table:table-cell office:value-type="float" office:value="0.03390773">
                <text:p>0.03390773</text:p>
              </table:table-cell>
              <table:table-cell office:value-type="float" office:value="0.03699212">
                <text:p>0.03699212</text:p>
              </table:table-cell>
              <table:table-cell office:value-type="float" office:value="0.01117537">
                <text:p>0.01117537</text:p>
              </table:table-cell>
              <table:table-cell office:value-type="float" office:value="0.76167374">
                <text:p>0.76167374</text:p>
              </table:table-cell>
              <table:table-cell office:value-type="float" office:value="0.03388106">
                <text:p>0.03388106</text:p>
              </table:table-cell>
              <table:table-cell office:value-type="float" office:value="0.03739068">
                <text:p>0.03739068</text:p>
              </table:table-cell>
              <table:table-cell office:value-type="float" office:value="0.03388106">
                <text:p>0.03388106</text:p>
              </table:table-cell>
              <table:table-cell office:value-type="float" office:value="0.03739068">
                <text:p>0.03739068</text:p>
              </table:table-cell>
              <table:table-cell office:value-type="float" office:value="0.4">
                <text:p>0.4</text:p>
              </table:table-cell>
              <table:table-cell office:value-type="float" office:value="0.00122739">
                <text:p>0.00122739</text:p>
              </table:table-cell>
              <table:table-cell office:value-type="float" office:value="0.4">
                <text:p>0.4</text:p>
              </table:table-cell>
              <table:table-cell office:value-type="float" office:value="0.00122739">
                <text:p>0.00122739</text:p>
              </table:table-cell>
            </table:table-row>
            <table:table-row>
              <table:table-cell office:value-type="string">
                <text:p>isLocatedIn</text:p>
              </table:table-cell>
              <table:table-cell office:value-type="float" office:value="0.70269356">
                <text:p>0.70269356</text:p>
              </table:table-cell>
              <table:table-cell office:value-type="float" office:value="0.78135345">
                <text:p>0.78135345</text:p>
              </table:table-cell>
              <table:table-cell office:value-type="float" office:value="0.60630883">
                <text:p>0.60630883</text:p>
              </table:table-cell>
              <table:table-cell office:value-type="float" office:value="0.80985678">
                <text:p>0.80985678</text:p>
              </table:table-cell>
              <table:table-cell office:value-type="float" office:value="0.95194349">
                <text:p>0.95194349</text:p>
              </table:table-cell>
              <table:table-cell office:value-type="float" office:value="0.00806798">
                <text:p>0.00806798</text:p>
              </table:table-cell>
              <table:table-cell office:value-type="float" office:value="0.97337042">
                <text:p>0.97337042</text:p>
              </table:table-cell>
              <table:table-cell office:value-type="float" office:value="0.51401336">
                <text:p>0.51401336</text:p>
              </table:table-cell>
              <table:table-cell office:value-type="float" office:value="0.89203589">
                <text:p>0.89203589</text:p>
              </table:table-cell>
              <table:table-cell office:value-type="float" office:value="0.73993582">
                <text:p>0.73993582</text:p>
              </table:table-cell>
              <table:table-cell office:value-type="float" office:value="0.89203589">
                <text:p>0.89203589</text:p>
              </table:table-cell>
              <table:table-cell office:value-type="float" office:value="0.73993582">
                <text:p>0.73993582</text:p>
              </table:table-cell>
            </table:table-row>
            <table:table-row>
              <table:table-cell office:value-type="string">
                <text:p>isMarriedTo</text:p>
              </table:table-cell>
              <table:table-cell office:value-type="float" office:value="0.02479431">
                <text:p>0.02479431</text:p>
              </table:table-cell>
              <table:table-cell office:value-type="float" office:value="0.69752926">
                <text:p>0.69752926</text:p>
              </table:table-cell>
              <table:table-cell office:value-type="float" office:value="0.0190393">
                <text:p>0.0190393</text:p>
              </table:table-cell>
              <table:table-cell office:value-type="float" office:value="0.98075423">
                <text:p>0.98075423</text:p>
              </table:table-cell>
              <table:table-cell office:value-type="float" office:value="0.2582093">
                <text:p>0.2582093</text:p>
              </table:table-cell>
              <table:table-cell office:value-type="float" office:value="0.29617926">
                <text:p>0.29617926</text:p>
              </table:table-cell>
              <table:table-cell office:value-type="float" office:value="0.11654668">
                <text:p>0.11654668</text:p>
              </table:table-cell>
              <table:table-cell office:value-type="float" office:value="0.42798888">
                <text:p>0.42798888</text:p>
              </table:table-cell>
              <table:table-cell office:value-type="float" office:value="0.7188172">
                <text:p>0.7188172</text:p>
              </table:table-cell>
              <table:table-cell office:value-type="float" office:value="0.01697464">
                <text:p>0.01697464</text:p>
              </table:table-cell>
              <table:table-cell office:value-type="float" office:value="0.7188172">
                <text:p>0.7188172</text:p>
              </table:table-cell>
              <table:table-cell office:value-type="float" office:value="0.01697464">
                <text:p>0.01697464</text:p>
              </table:table-cell>
            </table:table-row>
            <table:table-row>
              <table:table-cell office:value-type="string">
                <text:p>isPoliticianOf</text:p>
              </table:table-cell>
              <table:table-cell office:value-type="float" office:value="0.01022704">
                <text:p>0.01022704</text:p>
              </table:table-cell>
              <table:table-cell office:value-type="float" office:value="0.29411765">
                <text:p>0.29411765</text:p>
              </table:table-cell>
              <table:table-cell office:value-type="float" office:value="0.00286901">
                <text:p>0.00286901</text:p>
              </table:table-cell>
              <table:table-cell office:value-type="float" office:value="0.85294118">
                <text:p>0.85294118</text:p>
              </table:table-cell>
              <table:table-cell office:value-type="float" office:value="0.00994975">
                <text:p>0.00994975</text:p>
              </table:table-cell>
              <table:table-cell office:value-type="float" office:value="0.27616066">
                <text:p>0.27616066</text:p>
              </table:table-cell>
              <table:table-cell office:value-type="float" office:value="0.00994975">
                <text:p>0.00994975</text:p>
              </table:table-cell>
              <table:table-cell office:value-type="float" office:value="0.27616066">
                <text:p>0.27616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vesIn</text:p>
              </table:table-cell>
              <table:table-cell office:value-type="float" office:value="0.06310879">
                <text:p>0.06310879</text:p>
              </table:table-cell>
              <table:table-cell office:value-type="float" office:value="0.04928219">
                <text:p>0.04928219</text:p>
              </table:table-cell>
              <table:table-cell office:value-type="float" office:value="0.04767192">
                <text:p>0.04767192</text:p>
              </table:table-cell>
              <table:table-cell office:value-type="float" office:value="0.65781016">
                <text:p>0.65781016</text:p>
              </table:table-cell>
              <table:table-cell office:value-type="float" office:value="0.06332361">
                <text:p>0.06332361</text:p>
              </table:table-cell>
              <table:table-cell office:value-type="float" office:value="0.04928097">
                <text:p>0.04928097</text:p>
              </table:table-cell>
              <table:table-cell office:value-type="float" office:value="0.06332361">
                <text:p>0.06332361</text:p>
              </table:table-cell>
              <table:table-cell office:value-type="float" office:value="0.04928097">
                <text:p>0.04928097</text:p>
              </table:table-cell>
              <table:table-cell office:value-type="float" office:value="0.05">
                <text:p>0.05</text:p>
              </table:table-cell>
              <table:table-cell office:value-type="float" office:value="0.00010887">
                <text:p>0.00010887</text:p>
              </table:table-cell>
              <table:table-cell office:value-type="float" office:value="0.05">
                <text:p>0.05</text:p>
              </table:table-cell>
              <table:table-cell office:value-type="float" office:value="0.00010887">
                <text:p>0.00010887</text:p>
              </table:table-cell>
            </table:table-row>
            <table:table-row>
              <table:table-cell office:value-type="string">
                <text:p>participatedIn</text:p>
              </table:table-cell>
              <table:table-cell office:value-type="float" office:value="0.01764546">
                <text:p>0.01764546</text:p>
              </table:table-cell>
              <table:table-cell office:value-type="float" office:value="0.71944444">
                <text:p>0.71944444</text:p>
              </table:table-cell>
              <table:table-cell office:value-type="float" office:value="0.01304112">
                <text:p>0.01304112</text:p>
              </table:table-cell>
              <table:table-cell office:value-type="float" office:value="0.8">
                <text:p>0.8</text:p>
              </table:table-cell>
              <table:table-cell office:value-type="float" office:value="0.01741797">
                <text:p>0.01741797</text:p>
              </table:table-cell>
              <table:table-cell office:value-type="float" office:value="0.70152867">
                <text:p>0.70152867</text:p>
              </table:table-cell>
              <table:table-cell office:value-type="float" office:value="0.01741797">
                <text:p>0.01741797</text:p>
              </table:table-cell>
              <table:table-cell office:value-type="float" office:value="0.70152867">
                <text:p>0.70152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ysFor</text:p>
              </table:table-cell>
              <table:table-cell office:value-type="float" office:value="0.34409878">
                <text:p>0.34409878</text:p>
              </table:table-cell>
              <table:table-cell office:value-type="float" office:value="0.59887077">
                <text:p>0.59887077</text:p>
              </table:table-cell>
              <table:table-cell office:value-type="float" office:value="0.24572952">
                <text:p>0.24572952</text:p>
              </table:table-cell>
              <table:table-cell office:value-type="float" office:value="0.68735516">
                <text:p>0.68735516</text:p>
              </table:table-cell>
              <table:table-cell office:value-type="float" office:value="0.97357139">
                <text:p>0.97357139</text:p>
              </table:table-cell>
              <table:table-cell office:value-type="float" office:value="0.05402656">
                <text:p>0.05402656</text:p>
              </table:table-cell>
              <table:table-cell office:value-type="float" office:value="0.93192938">
                <text:p>0.93192938</text:p>
              </table:table-cell>
              <table:table-cell office:value-type="float" office:value="0.23168373">
                <text:p>0.23168373</text:p>
              </table:table-cell>
              <table:table-cell office:value-type="float" office:value="0.82065096">
                <text:p>0.82065096</text:p>
              </table:table-cell>
              <table:table-cell office:value-type="float" office:value="0.42045641">
                <text:p>0.42045641</text:p>
              </table:table-cell>
              <table:table-cell office:value-type="float" office:value="0.82065096">
                <text:p>0.82065096</text:p>
              </table:table-cell>
              <table:table-cell office:value-type="float" office:value="0.42045641">
                <text:p>0.42045641</text:p>
              </table:table-cell>
            </table:table-row>
            <table:table-row>
              <table:table-cell office:value-type="string">
                <text:p>produc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BornIn</text:p>
              </table:table-cell>
              <table:table-cell office:value-type="float" office:value="0.22973357">
                <text:p>0.22973357</text:p>
              </table:table-cell>
              <table:table-cell office:value-type="float" office:value="0.08706009">
                <text:p>0.08706009</text:p>
              </table:table-cell>
              <table:table-cell office:value-type="float" office:value="0.29672191">
                <text:p>0.29672191</text:p>
              </table:table-cell>
              <table:table-cell office:value-type="float" office:value="0.68927309">
                <text:p>0.68927309</text:p>
              </table:table-cell>
              <table:table-cell office:value-type="float" office:value="0.32971065">
                <text:p>0.32971065</text:p>
              </table:table-cell>
              <table:table-cell office:value-type="float" office:value="0.05209659">
                <text:p>0.05209659</text:p>
              </table:table-cell>
              <table:table-cell office:value-type="float" office:value="0.22956182">
                <text:p>0.22956182</text:p>
              </table:table-cell>
              <table:table-cell office:value-type="float" office:value="0.08695712">
                <text:p>0.08695712</text:p>
              </table:table-cell>
              <table:table-cell office:value-type="float" office:value="0.48131868">
                <text:p>0.48131868</text:p>
              </table:table-cell>
              <table:table-cell office:value-type="float" office:value="0.00030636">
                <text:p>0.00030636</text:p>
              </table:table-cell>
              <table:table-cell office:value-type="float" office:value="0.48131868">
                <text:p>0.48131868</text:p>
              </table:table-cell>
              <table:table-cell office:value-type="float" office:value="0.00030636">
                <text:p>0.00030636</text:p>
              </table:table-cell>
            </table:table-row>
            <table:table-row>
              <table:table-cell office:value-type="string">
                <text:p>worksAt</text:p>
              </table:table-cell>
              <table:table-cell office:value-type="float" office:value="0.02846849">
                <text:p>0.02846849</text:p>
              </table:table-cell>
              <table:table-cell office:value-type="float" office:value="0.27841191">
                <text:p>0.27841191</text:p>
              </table:table-cell>
              <table:table-cell office:value-type="float" office:value="0.01354366">
                <text:p>0.01354366</text:p>
              </table:table-cell>
              <table:table-cell office:value-type="float" office:value="0.92208437">
                <text:p>0.92208437</text:p>
              </table:table-cell>
              <table:table-cell office:value-type="float" office:value="0.03316834">
                <text:p>0.03316834</text:p>
              </table:table-cell>
              <table:table-cell office:value-type="float" office:value="0.26333247">
                <text:p>0.26333247</text:p>
              </table:table-cell>
              <table:table-cell office:value-type="float" office:value="0.02833935">
                <text:p>0.02833935</text:p>
              </table:table-cell>
              <table:table-cell office:value-type="float" office:value="0.27620605">
                <text:p>0.27620605</text:p>
              </table:table-cell>
              <table:table-cell office:value-type="float" office:value="0.63333333">
                <text:p>0.63333333</text:p>
              </table:table-cell>
              <table:table-cell office:value-type="float" office:value="0.00550375">
                <text:p>0.00550375</text:p>
              </table:table-cell>
              <table:table-cell office:value-type="float" office:value="0.63333333">
                <text:p>0.63333333</text:p>
              </table:table-cell>
              <table:table-cell office:value-type="float" office:value="0.00550375">
                <text:p>0.00550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